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fo:padding="0.71mm"/>
    </style:style>
    <style:style style:name="ce3" style:family="table-cell" style:parent-style-name="Default" style:data-style-name="N10000"/>
    <style:style style:name="ce4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Gauss.B2:Gauss.B256 Gauss.C2:Gauss.C256 'Custom fitness'.B2:'Custom fitness'.B256 'Custom fitness'.C2:'Custom fitness'.C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2.25mm" svg:height="90.05mm" svg:x="90.57mm" svg:y="109.96mm">
            <draw:object draw:notify-on-update-of-ranges="'Distance fitness'.B2:'Distance fitness'.B256 'Distance fitness'.C2:'Distance fitness'.C2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26.44mm" svg:height="90.05mm" svg:x="85.18mm" svg:y="203.73mm">
            <draw:object draw:notify-on-update-of-ranges="'Bit difference fitness'.B2:'Bit difference fitness'.B256 'Bit difference fitness'.C2:'Bit difference fitness'.C2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(EXP(-([.B2]-[.F2])*([.B2]-[.F2]) / (2*[.G2]*[.G2])) + [.E2])*[.D2]" office:value-type="float" office:value="444.366163331585" calcext:value-type="float">
            <text:p>444,36616333158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(EXP(-([.B3]-[.F3])*([.B3]-[.F3]) / (2*[.G3]*[.G3])) + [.E3])*[.D3]" office:value-type="float" office:value="447.414585650699" calcext:value-type="float">
            <text:p>447,414585650699</text:p>
          </table:table-cell>
          <table:table-cell table:formula="of:=[.D2]" office:value-type="float" office:value="500" calcext:value-type="float">
            <text:p>50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35" calcext:value-type="float">
            <text:p>35</text:p>
          </table:table-cell>
          <table:table-cell table:formula="of:=[.G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(EXP(-([.B4]-[.F4])*([.B4]-[.F4]) / (2*[.G4]*[.G4])) + [.E4])*[.D4]" office:value-type="float" office:value="450.391994516672" calcext:value-type="float">
            <text:p>450,391994516672</text:p>
          </table:table-cell>
          <table:table-cell table:formula="of:=[.D3]" office:value-type="float" office:value="500" calcext:value-type="float">
            <text:p>50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35" calcext:value-type="float">
            <text:p>35</text:p>
          </table:table-cell>
          <table:table-cell table:formula="of:=[.G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(EXP(-([.B5]-[.F5])*([.B5]-[.F5]) / (2*[.G5]*[.G5])) + [.E5])*[.D5]" office:value-type="float" office:value="453.296698168294" calcext:value-type="float">
            <text:p>453,296698168294</text:p>
          </table:table-cell>
          <table:table-cell table:formula="of:=[.D4]" office:value-type="float" office:value="500" calcext:value-type="float">
            <text:p>50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35" calcext:value-type="float">
            <text:p>35</text:p>
          </table:table-cell>
          <table:table-cell table:formula="of:=[.G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(EXP(-([.B6]-[.F6])*([.B6]-[.F6]) / (2*[.G6]*[.G6])) + [.E6])*[.D6]" office:value-type="float" office:value="456.127038414273" calcext:value-type="float">
            <text:p>456,127038414273</text:p>
          </table:table-cell>
          <table:table-cell table:formula="of:=[.D5]" office:value-type="float" office:value="500" calcext:value-type="float">
            <text:p>50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5" calcext:value-type="float">
            <text:p>35</text:p>
          </table:table-cell>
          <table:table-cell table:formula="of:=[.G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(EXP(-([.B7]-[.F7])*([.B7]-[.F7]) / (2*[.G7]*[.G7])) + [.E7])*[.D7]" office:value-type="float" office:value="458.881392207495" calcext:value-type="float">
            <text:p>458,881392207495</text:p>
          </table:table-cell>
          <table:table-cell table:formula="of:=[.D6]" office:value-type="float" office:value="500" calcext:value-type="float">
            <text:p>50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35" calcext:value-type="float">
            <text:p>35</text:p>
          </table:table-cell>
          <table:table-cell table:formula="of:=[.G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(EXP(-([.B8]-[.F8])*([.B8]-[.F8]) / (2*[.G8]*[.G8])) + [.E8])*[.D8]" office:value-type="float" office:value="461.558173193318" calcext:value-type="float">
            <text:p>461,558173193318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35" calcext:value-type="float">
            <text:p>35</text:p>
          </table:table-cell>
          <table:table-cell table:formula="of:=[.G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(EXP(-([.B9]-[.F9])*([.B9]-[.F9]) / (2*[.G9]*[.G9])) + [.E9])*[.D9]" office:value-type="float" office:value="464.155833229809" calcext:value-type="float">
            <text:p>464,155833229809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35" calcext:value-type="float">
            <text:p>35</text:p>
          </table:table-cell>
          <table:table-cell table:formula="of:=[.G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(EXP(-([.B10]-[.F10])*([.B10]-[.F10]) / (2*[.G10]*[.G10])) + [.E10])*[.D10]" office:value-type="float" office:value="466.672863877916" calcext:value-type="float">
            <text:p>466,672863877916</text:p>
          </table:table-cell>
          <table:table-cell table:formula="of:=[.D9]" office:value-type="float" office:value="500" calcext:value-type="float">
            <text:p>50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35" calcext:value-type="float">
            <text:p>35</text:p>
          </table:table-cell>
          <table:table-cell table:formula="of:=[.G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(EXP(-([.B11]-[.F11])*([.B11]-[.F11]) / (2*[.G11]*[.G11])) + [.E11])*[.D11]" office:value-type="float" office:value="469.107797859554" calcext:value-type="float">
            <text:p>469,107797859554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35" calcext:value-type="float">
            <text:p>35</text:p>
          </table:table-cell>
          <table:table-cell table:formula="of:=[.G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(EXP(-([.B12]-[.F12])*([.B12]-[.F12]) / (2*[.G12]*[.G12])) + [.E12])*[.D12]" office:value-type="float" office:value="471.459210481633" calcext:value-type="float">
            <text:p>471,459210481633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35" calcext:value-type="float">
            <text:p>35</text:p>
          </table:table-cell>
          <table:table-cell table:formula="of:=[.G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(EXP(-([.B13]-[.F13])*([.B13]-[.F13]) / (2*[.G13]*[.G13])) + [.E13])*[.D13]" office:value-type="float" office:value="473.725721024106" calcext:value-type="float">
            <text:p>473,725721024106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35" calcext:value-type="float">
            <text:p>35</text:p>
          </table:table-cell>
          <table:table-cell table:formula="of:=[.G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(EXP(-([.B14]-[.F14])*([.B14]-[.F14]) / (2*[.G14]*[.G14])) + [.E14])*[.D14]" office:value-type="float" office:value="475.905994090138" calcext:value-type="float">
            <text:p>475,905994090138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(EXP(-([.B15]-[.F15])*([.B15]-[.F15]) / (2*[.G15]*[.G15])) + [.E15])*[.D15]" office:value-type="float" office:value="477.99874091655" calcext:value-type="float">
            <text:p>477,99874091655</text:p>
          </table:table-cell>
          <table:table-cell table:formula="of:=[.D14]" office:value-type="float" office:value="500" calcext:value-type="float">
            <text:p>50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35" calcext:value-type="float">
            <text:p>35</text:p>
          </table:table-cell>
          <table:table-cell table:formula="of:=[.G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(EXP(-([.B16]-[.F16])*([.B16]-[.F16]) / (2*[.G16]*[.G16])) + [.E16])*[.D16]" office:value-type="float" office:value="480.002720642739" calcext:value-type="float">
            <text:p>480,002720642739</text:p>
          </table:table-cell>
          <table:table-cell table:formula="of:=[.D15]" office:value-type="float" office:value="500" calcext:value-type="float">
            <text:p>50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(EXP(-([.B17]-[.F17])*([.B17]-[.F17]) / (2*[.G17]*[.G17])) + [.E17])*[.D17]" office:value-type="float" office:value="481.916741536328" calcext:value-type="float">
            <text:p>481,916741536328</text:p>
          </table:table-cell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35" calcext:value-type="float">
            <text:p>35</text:p>
          </table:table-cell>
          <table:table-cell table:formula="of:=[.G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(EXP(-([.B18]-[.F18])*([.B18]-[.F18]) / (2*[.G18]*[.G18])) + [.E18])*[.D18]" office:value-type="float" office:value="483.739662173853" calcext:value-type="float">
            <text:p>483,739662173853</text:p>
          </table:table-cell>
          <table:table-cell table:formula="of:=[.D17]" office:value-type="float" office:value="500" calcext:value-type="float">
            <text:p>50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35" calcext:value-type="float">
            <text:p>35</text:p>
          </table:table-cell>
          <table:table-cell table:formula="of:=[.G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(EXP(-([.B19]-[.F19])*([.B19]-[.F19]) / (2*[.G19]*[.G19])) + [.E19])*[.D19]" office:value-type="float" office:value="485.470392574839" calcext:value-type="float">
            <text:p>485,470392574839</text:p>
          </table:table-cell>
          <table:table-cell table:formula="of:=[.D18]" office:value-type="float" office:value="500" calcext:value-type="float">
            <text:p>50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35" calcext:value-type="float">
            <text:p>35</text:p>
          </table:table-cell>
          <table:table-cell table:formula="of:=[.G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(EXP(-([.B20]-[.F20])*([.B20]-[.F20]) / (2*[.G20]*[.G20])) + [.E20])*[.D20]" office:value-type="float" office:value="487.107895287709" calcext:value-type="float">
            <text:p>487,107895287709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35" calcext:value-type="float">
            <text:p>35</text:p>
          </table:table-cell>
          <table:table-cell table:formula="of:=[.G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(EXP(-([.B21]-[.F21])*([.B21]-[.F21]) / (2*[.G21]*[.G21])) + [.E21])*[.D21]" office:value-type="float" office:value="488.651186425989" calcext:value-type="float">
            <text:p>488,651186425989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35" calcext:value-type="float">
            <text:p>35</text:p>
          </table:table-cell>
          <table:table-cell table:formula="of:=[.G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(EXP(-([.B22]-[.F22])*([.B22]-[.F22]) / (2*[.G22]*[.G22])) + [.E22])*[.D22]" office:value-type="float" office:value="490.099336653378" calcext:value-type="float">
            <text:p>490,099336653378</text:p>
          </table:table-cell>
          <table:table-cell table:formula="of:=[.D21]" office:value-type="float" office:value="500" calcext:value-type="float">
            <text:p>50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35" calcext:value-type="float">
            <text:p>35</text:p>
          </table:table-cell>
          <table:table-cell table:formula="of:=[.G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(EXP(-([.B23]-[.F23])*([.B23]-[.F23]) / (2*[.G23]*[.G23])) + [.E23])*[.D23]" office:value-type="float" office:value="491.451472116289" calcext:value-type="float">
            <text:p>491,451472116289</text:p>
          </table:table-cell>
          <table:table-cell table:formula="of:=[.D22]" office:value-type="float" office:value="500" calcext:value-type="float">
            <text:p>50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35" calcext:value-type="float">
            <text:p>35</text:p>
          </table:table-cell>
          <table:table-cell table:formula="of:=[.G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(EXP(-([.B24]-[.F24])*([.B24]-[.F24]) / (2*[.G24]*[.G24])) + [.E24])*[.D24]" office:value-type="float" office:value="492.706775322567" calcext:value-type="float">
            <text:p>492,706775322567</text:p>
          </table:table-cell>
          <table:table-cell table:formula="of:=[.D23]" office:value-type="float" office:value="500" calcext:value-type="float">
            <text:p>50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35" calcext:value-type="float">
            <text:p>35</text:p>
          </table:table-cell>
          <table:table-cell table:formula="of:=[.G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(EXP(-([.B25]-[.F25])*([.B25]-[.F25]) / (2*[.G25]*[.G25])) + [.E25])*[.D25]" office:value-type="float" office:value="493.864485965126" calcext:value-type="float">
            <text:p>493,864485965126</text:p>
          </table:table-cell>
          <table:table-cell table:formula="of:=[.D24]" office:value-type="float" office:value="500" calcext:value-type="float">
            <text:p>50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35" calcext:value-type="float">
            <text:p>35</text:p>
          </table:table-cell>
          <table:table-cell table:formula="of:=[.G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(EXP(-([.B26]-[.F26])*([.B26]-[.F26]) / (2*[.G26]*[.G26])) + [.E26])*[.D26]" office:value-type="float" office:value="494.923901689367" calcext:value-type="float">
            <text:p>494,923901689367</text:p>
          </table:table-cell>
          <table:table-cell table:formula="of:=[.D25]" office:value-type="float" office:value="500" calcext:value-type="float">
            <text:p>50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35" calcext:value-type="float">
            <text:p>35</text:p>
          </table:table-cell>
          <table:table-cell table:formula="of:=[.G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(EXP(-([.B27]-[.F27])*([.B27]-[.F27]) / (2*[.G27]*[.G27])) + [.E27])*[.D27]" office:value-type="float" office:value="495.884378803273" calcext:value-type="float">
            <text:p>495,884378803273</text:p>
          </table:table-cell>
          <table:table-cell table:formula="of:=[.D26]" office:value-type="float" office:value="500" calcext:value-type="float">
            <text:p>50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35" calcext:value-type="float">
            <text:p>35</text:p>
          </table:table-cell>
          <table:table-cell table:formula="of:=[.G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(EXP(-([.B28]-[.F28])*([.B28]-[.F28]) / (2*[.G28]*[.G28])) + [.E28])*[.D28]" office:value-type="float" office:value="496.745332929186" calcext:value-type="float">
            <text:p>496,745332929186</text:p>
          </table:table-cell>
          <table:table-cell table:formula="of:=[.D27]" office:value-type="float" office:value="500" calcext:value-type="float">
            <text:p>50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35" calcext:value-type="float">
            <text:p>35</text:p>
          </table:table-cell>
          <table:table-cell table:formula="of:=[.G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(EXP(-([.B29]-[.F29])*([.B29]-[.F29]) / (2*[.G29]*[.G29])) + [.E29])*[.D29]" office:value-type="float" office:value="497.506239596341" calcext:value-type="float">
            <text:p>497,506239596341</text:p>
          </table:table-cell>
          <table:table-cell table:formula="of:=[.D28]" office:value-type="float" office:value="500" calcext:value-type="float">
            <text:p>50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35" calcext:value-type="float">
            <text:p>35</text:p>
          </table:table-cell>
          <table:table-cell table:formula="of:=[.G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(EXP(-([.B30]-[.F30])*([.B30]-[.F30]) / (2*[.G30]*[.G30])) + [.E30])*[.D30]" office:value-type="float" office:value="498.166634773317" calcext:value-type="float">
            <text:p>498,166634773317</text:p>
          </table:table-cell>
          <table:table-cell table:formula="of:=[.D29]" office:value-type="float" office:value="500" calcext:value-type="float">
            <text:p>50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35" calcext:value-type="float">
            <text:p>35</text:p>
          </table:table-cell>
          <table:table-cell table:formula="of:=[.G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(EXP(-([.B31]-[.F31])*([.B31]-[.F31]) / (2*[.G31]*[.G31])) + [.E31])*[.D31]" office:value-type="float" office:value="498.72611533964" calcext:value-type="float">
            <text:p>498,72611533964</text:p>
          </table:table-cell>
          <table:table-cell table:formula="of:=[.D30]" office:value-type="float" office:value="500" calcext:value-type="float">
            <text:p>50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35" calcext:value-type="float">
            <text:p>35</text:p>
          </table:table-cell>
          <table:table-cell table:formula="of:=[.G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(EXP(-([.B32]-[.F32])*([.B32]-[.F32]) / (2*[.G32]*[.G32])) + [.E32])*[.D32]" office:value-type="float" office:value="499.18433949588" calcext:value-type="float">
            <text:p>499,18433949588</text:p>
          </table:table-cell>
          <table:table-cell table:formula="of:=[.D31]" office:value-type="float" office:value="500" calcext:value-type="float">
            <text:p>50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35" calcext:value-type="float">
            <text:p>35</text:p>
          </table:table-cell>
          <table:table-cell table:formula="of:=[.G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(EXP(-([.B33]-[.F33])*([.B33]-[.F33]) / (2*[.G33]*[.G33])) + [.E33])*[.D33]" office:value-type="float" office:value="499.541027111646" calcext:value-type="float">
            <text:p>499,541027111646</text:p>
          </table:table-cell>
          <table:table-cell table:formula="of:=[.D32]" office:value-type="float" office:value="500" calcext:value-type="float">
            <text:p>50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35" calcext:value-type="float">
            <text:p>35</text:p>
          </table:table-cell>
          <table:table-cell table:formula="of:=[.G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(EXP(-([.B34]-[.F34])*([.B34]-[.F34]) / (2*[.G34]*[.G34])) + [.E34])*[.D34]" office:value-type="float" office:value="499.795960010994" calcext:value-type="float">
            <text:p>499,795960010994</text:p>
          </table:table-cell>
          <table:table-cell table:formula="of:=[.D33]" office:value-type="float" office:value="500" calcext:value-type="float">
            <text:p>50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35" calcext:value-type="float">
            <text:p>35</text:p>
          </table:table-cell>
          <table:table-cell table:formula="of:=[.G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(EXP(-([.B35]-[.F35])*([.B35]-[.F35]) / (2*[.G35]*[.G35])) + [.E35])*[.D35]" office:value-type="float" office:value="499.94898219483" calcext:value-type="float">
            <text:p>499,94898219483</text:p>
          </table:table-cell>
          <table:table-cell table:formula="of:=[.D34]" office:value-type="float" office:value="500" calcext:value-type="float">
            <text:p>50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35" calcext:value-type="float">
            <text:p>35</text:p>
          </table:table-cell>
          <table:table-cell table:formula="of:=[.G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(EXP(-([.B36]-[.F36])*([.B36]-[.F36]) / (2*[.G36]*[.G36])) + [.E36])*[.D36]" office:value-type="float" office:value="500" calcext:value-type="float">
            <text:p>500</text:p>
          </table:table-cell>
          <table:table-cell table:formula="of:=[.D35]" office:value-type="float" office:value="500" calcext:value-type="float">
            <text:p>50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35" calcext:value-type="float">
            <text:p>35</text:p>
          </table:table-cell>
          <table:table-cell table:formula="of:=[.G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(EXP(-([.B37]-[.F37])*([.B37]-[.F37]) / (2*[.G37]*[.G37])) + [.E37])*[.D37]" office:value-type="float" office:value="499.94898219483" calcext:value-type="float">
            <text:p>499,94898219483</text:p>
          </table:table-cell>
          <table:table-cell table:formula="of:=[.D36]" office:value-type="float" office:value="500" calcext:value-type="float">
            <text:p>50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35" calcext:value-type="float">
            <text:p>35</text:p>
          </table:table-cell>
          <table:table-cell table:formula="of:=[.G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(EXP(-([.B38]-[.F38])*([.B38]-[.F38]) / (2*[.G38]*[.G38])) + [.E38])*[.D38]" office:value-type="float" office:value="499.795960010994" calcext:value-type="float">
            <text:p>499,795960010994</text:p>
          </table:table-cell>
          <table:table-cell table:formula="of:=[.D37]" office:value-type="float" office:value="500" calcext:value-type="float">
            <text:p>50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5" calcext:value-type="float">
            <text:p>35</text:p>
          </table:table-cell>
          <table:table-cell table:formula="of:=[.G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(EXP(-([.B39]-[.F39])*([.B39]-[.F39]) / (2*[.G39]*[.G39])) + [.E39])*[.D39]" office:value-type="float" office:value="499.541027111646" calcext:value-type="float">
            <text:p>499,541027111646</text:p>
          </table:table-cell>
          <table:table-cell table:formula="of:=[.D38]" office:value-type="float" office:value="500" calcext:value-type="float">
            <text:p>50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35" calcext:value-type="float">
            <text:p>35</text:p>
          </table:table-cell>
          <table:table-cell table:formula="of:=[.G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(EXP(-([.B40]-[.F40])*([.B40]-[.F40]) / (2*[.G40]*[.G40])) + [.E40])*[.D40]" office:value-type="float" office:value="499.18433949588" calcext:value-type="float">
            <text:p>499,18433949588</text:p>
          </table:table-cell>
          <table:table-cell table:formula="of:=[.D39]" office:value-type="float" office:value="500" calcext:value-type="float">
            <text:p>50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35" calcext:value-type="float">
            <text:p>35</text:p>
          </table:table-cell>
          <table:table-cell table:formula="of:=[.G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(EXP(-([.B41]-[.F41])*([.B41]-[.F41]) / (2*[.G41]*[.G41])) + [.E41])*[.D41]" office:value-type="float" office:value="498.72611533964" calcext:value-type="float">
            <text:p>498,72611533964</text:p>
          </table:table-cell>
          <table:table-cell table:formula="of:=[.D40]" office:value-type="float" office:value="500" calcext:value-type="float">
            <text:p>50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5" calcext:value-type="float">
            <text:p>35</text:p>
          </table:table-cell>
          <table:table-cell table:formula="of:=[.G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(EXP(-([.B42]-[.F42])*([.B42]-[.F42]) / (2*[.G42]*[.G42])) + [.E42])*[.D42]" office:value-type="float" office:value="498.166634773317" calcext:value-type="float">
            <text:p>498,166634773317</text:p>
          </table:table-cell>
          <table:table-cell table:formula="of:=[.D41]" office:value-type="float" office:value="500" calcext:value-type="float">
            <text:p>50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35" calcext:value-type="float">
            <text:p>35</text:p>
          </table:table-cell>
          <table:table-cell table:formula="of:=[.G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(EXP(-([.B43]-[.F43])*([.B43]-[.F43]) / (2*[.G43]*[.G43])) + [.E43])*[.D43]" office:value-type="float" office:value="497.506239596341" calcext:value-type="float">
            <text:p>497,506239596341</text:p>
          </table:table-cell>
          <table:table-cell table:formula="of:=[.D42]" office:value-type="float" office:value="500" calcext:value-type="float">
            <text:p>50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35" calcext:value-type="float">
            <text:p>35</text:p>
          </table:table-cell>
          <table:table-cell table:formula="of:=[.G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(EXP(-([.B44]-[.F44])*([.B44]-[.F44]) / (2*[.G44]*[.G44])) + [.E44])*[.D44]" office:value-type="float" office:value="496.745332929186" calcext:value-type="float">
            <text:p>496,745332929186</text:p>
          </table:table-cell>
          <table:table-cell table:formula="of:=[.D43]" office:value-type="float" office:value="500" calcext:value-type="float">
            <text:p>50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35" calcext:value-type="float">
            <text:p>35</text:p>
          </table:table-cell>
          <table:table-cell table:formula="of:=[.G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(EXP(-([.B45]-[.F45])*([.B45]-[.F45]) / (2*[.G45]*[.G45])) + [.E45])*[.D45]" office:value-type="float" office:value="495.884378803273" calcext:value-type="float">
            <text:p>495,884378803273</text:p>
          </table:table-cell>
          <table:table-cell table:formula="of:=[.D44]" office:value-type="float" office:value="500" calcext:value-type="float">
            <text:p>50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5" calcext:value-type="float">
            <text:p>35</text:p>
          </table:table-cell>
          <table:table-cell table:formula="of:=[.G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(EXP(-([.B46]-[.F46])*([.B46]-[.F46]) / (2*[.G46]*[.G46])) + [.E46])*[.D46]" office:value-type="float" office:value="494.923901689367" calcext:value-type="float">
            <text:p>494,923901689367</text:p>
          </table:table-cell>
          <table:table-cell table:formula="of:=[.D45]" office:value-type="float" office:value="500" calcext:value-type="float">
            <text:p>50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35" calcext:value-type="float">
            <text:p>35</text:p>
          </table:table-cell>
          <table:table-cell table:formula="of:=[.G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(EXP(-([.B47]-[.F47])*([.B47]-[.F47]) / (2*[.G47]*[.G47])) + [.E47])*[.D47]" office:value-type="float" office:value="493.864485965126" calcext:value-type="float">
            <text:p>493,864485965126</text:p>
          </table:table-cell>
          <table:table-cell table:formula="of:=[.D46]" office:value-type="float" office:value="500" calcext:value-type="float">
            <text:p>50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35" calcext:value-type="float">
            <text:p>35</text:p>
          </table:table-cell>
          <table:table-cell table:formula="of:=[.G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(EXP(-([.B48]-[.F48])*([.B48]-[.F48]) / (2*[.G48]*[.G48])) + [.E48])*[.D48]" office:value-type="float" office:value="492.706775322567" calcext:value-type="float">
            <text:p>492,706775322567</text:p>
          </table:table-cell>
          <table:table-cell table:formula="of:=[.D47]" office:value-type="float" office:value="500" calcext:value-type="float">
            <text:p>50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5" calcext:value-type="float">
            <text:p>35</text:p>
          </table:table-cell>
          <table:table-cell table:formula="of:=[.G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(EXP(-([.B49]-[.F49])*([.B49]-[.F49]) / (2*[.G49]*[.G49])) + [.E49])*[.D49]" office:value-type="float" office:value="491.451472116289" calcext:value-type="float">
            <text:p>491,451472116289</text:p>
          </table:table-cell>
          <table:table-cell table:formula="of:=[.D48]" office:value-type="float" office:value="500" calcext:value-type="float">
            <text:p>50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35" calcext:value-type="float">
            <text:p>35</text:p>
          </table:table-cell>
          <table:table-cell table:formula="of:=[.G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(EXP(-([.B50]-[.F50])*([.B50]-[.F50]) / (2*[.G50]*[.G50])) + [.E50])*[.D50]" office:value-type="float" office:value="490.099336653378" calcext:value-type="float">
            <text:p>490,099336653378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35" calcext:value-type="float">
            <text:p>35</text:p>
          </table:table-cell>
          <table:table-cell table:formula="of:=[.G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(EXP(-([.B51]-[.F51])*([.B51]-[.F51]) / (2*[.G51]*[.G51])) + [.E51])*[.D51]" office:value-type="float" office:value="488.651186425989" calcext:value-type="float">
            <text:p>488,651186425989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35" calcext:value-type="float">
            <text:p>35</text:p>
          </table:table-cell>
          <table:table-cell table:formula="of:=[.G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(EXP(-([.B52]-[.F52])*([.B52]-[.F52]) / (2*[.G52]*[.G52])) + [.E52])*[.D52]" office:value-type="float" office:value="487.107895287709" calcext:value-type="float">
            <text:p>487,107895287709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35" calcext:value-type="float">
            <text:p>35</text:p>
          </table:table-cell>
          <table:table-cell table:formula="of:=[.G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(EXP(-([.B53]-[.F53])*([.B53]-[.F53]) / (2*[.G53]*[.G53])) + [.E53])*[.D53]" office:value-type="float" office:value="485.470392574839" calcext:value-type="float">
            <text:p>485,470392574839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5" calcext:value-type="float">
            <text:p>35</text:p>
          </table:table-cell>
          <table:table-cell table:formula="of:=[.G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(EXP(-([.B54]-[.F54])*([.B54]-[.F54]) / (2*[.G54]*[.G54])) + [.E54])*[.D54]" office:value-type="float" office:value="483.739662173853" calcext:value-type="float">
            <text:p>483,739662173853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5" calcext:value-type="float">
            <text:p>35</text:p>
          </table:table-cell>
          <table:table-cell table:formula="of:=[.G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(EXP(-([.B55]-[.F55])*([.B55]-[.F55]) / (2*[.G55]*[.G55])) + [.E55])*[.D55]" office:value-type="float" office:value="481.916741536328" calcext:value-type="float">
            <text:p>481,916741536328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35" calcext:value-type="float">
            <text:p>35</text:p>
          </table:table-cell>
          <table:table-cell table:formula="of:=[.G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(EXP(-([.B56]-[.F56])*([.B56]-[.F56]) / (2*[.G56]*[.G56])) + [.E56])*[.D56]" office:value-type="float" office:value="480.002720642739" calcext:value-type="float">
            <text:p>480,002720642739</text:p>
          </table:table-cell>
          <table:table-cell table:formula="of:=[.D55]" office:value-type="float" office:value="500" calcext:value-type="float">
            <text:p>50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35" calcext:value-type="float">
            <text:p>35</text:p>
          </table:table-cell>
          <table:table-cell table:formula="of:=[.G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(EXP(-([.B57]-[.F57])*([.B57]-[.F57]) / (2*[.G57]*[.G57])) + [.E57])*[.D57]" office:value-type="float" office:value="477.99874091655" calcext:value-type="float">
            <text:p>477,99874091655</text:p>
          </table:table-cell>
          <table:table-cell table:formula="of:=[.D56]" office:value-type="float" office:value="500" calcext:value-type="float">
            <text:p>50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35" calcext:value-type="float">
            <text:p>35</text:p>
          </table:table-cell>
          <table:table-cell table:formula="of:=[.G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(EXP(-([.B58]-[.F58])*([.B58]-[.F58]) / (2*[.G58]*[.G58])) + [.E58])*[.D58]" office:value-type="float" office:value="475.905994090138" calcext:value-type="float">
            <text:p>475,905994090138</text:p>
          </table:table-cell>
          <table:table-cell table:formula="of:=[.D57]" office:value-type="float" office:value="500" calcext:value-type="float">
            <text:p>50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35" calcext:value-type="float">
            <text:p>35</text:p>
          </table:table-cell>
          <table:table-cell table:formula="of:=[.G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(EXP(-([.B59]-[.F59])*([.B59]-[.F59]) / (2*[.G59]*[.G59])) + [.E59])*[.D59]" office:value-type="float" office:value="473.725721024106" calcext:value-type="float">
            <text:p>473,725721024106</text:p>
          </table:table-cell>
          <table:table-cell table:formula="of:=[.D58]" office:value-type="float" office:value="500" calcext:value-type="float">
            <text:p>50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5" calcext:value-type="float">
            <text:p>35</text:p>
          </table:table-cell>
          <table:table-cell table:formula="of:=[.G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(EXP(-([.B60]-[.F60])*([.B60]-[.F60]) / (2*[.G60]*[.G60])) + [.E60])*[.D60]" office:value-type="float" office:value="471.459210481633" calcext:value-type="float">
            <text:p>471,459210481633</text:p>
          </table:table-cell>
          <table:table-cell table:formula="of:=[.D59]" office:value-type="float" office:value="500" calcext:value-type="float">
            <text:p>50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35" calcext:value-type="float">
            <text:p>35</text:p>
          </table:table-cell>
          <table:table-cell table:formula="of:=[.G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(EXP(-([.B61]-[.F61])*([.B61]-[.F61]) / (2*[.G61]*[.G61])) + [.E61])*[.D61]" office:value-type="float" office:value="469.107797859554" calcext:value-type="float">
            <text:p>469,107797859554</text:p>
          </table:table-cell>
          <table:table-cell table:formula="of:=[.D60]" office:value-type="float" office:value="500" calcext:value-type="float">
            <text:p>50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35" calcext:value-type="float">
            <text:p>35</text:p>
          </table:table-cell>
          <table:table-cell table:formula="of:=[.G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(EXP(-([.B62]-[.F62])*([.B62]-[.F62]) / (2*[.G62]*[.G62])) + [.E62])*[.D62]" office:value-type="float" office:value="466.672863877916" calcext:value-type="float">
            <text:p>466,672863877916</text:p>
          </table:table-cell>
          <table:table-cell table:formula="of:=[.D61]" office:value-type="float" office:value="500" calcext:value-type="float">
            <text:p>50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35" calcext:value-type="float">
            <text:p>35</text:p>
          </table:table-cell>
          <table:table-cell table:formula="of:=[.G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(EXP(-([.B63]-[.F63])*([.B63]-[.F63]) / (2*[.G63]*[.G63])) + [.E63])*[.D63]" office:value-type="float" office:value="464.155833229809" calcext:value-type="float">
            <text:p>464,155833229809</text:p>
          </table:table-cell>
          <table:table-cell table:formula="of:=[.D62]" office:value-type="float" office:value="500" calcext:value-type="float">
            <text:p>50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35" calcext:value-type="float">
            <text:p>35</text:p>
          </table:table-cell>
          <table:table-cell table:formula="of:=[.G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(EXP(-([.B64]-[.F64])*([.B64]-[.F64]) / (2*[.G64]*[.G64])) + [.E64])*[.D64]" office:value-type="float" office:value="461.558173193318" calcext:value-type="float">
            <text:p>461,558173193318</text:p>
          </table:table-cell>
          <table:table-cell table:formula="of:=[.D63]" office:value-type="float" office:value="500" calcext:value-type="float">
            <text:p>50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35" calcext:value-type="float">
            <text:p>35</text:p>
          </table:table-cell>
          <table:table-cell table:formula="of:=[.G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(EXP(-([.B65]-[.F65])*([.B65]-[.F65]) / (2*[.G65]*[.G65])) + [.E65])*[.D65]" office:value-type="float" office:value="458.881392207495" calcext:value-type="float">
            <text:p>458,881392207495</text:p>
          </table:table-cell>
          <table:table-cell table:formula="of:=[.D64]" office:value-type="float" office:value="500" calcext:value-type="float">
            <text:p>50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35" calcext:value-type="float">
            <text:p>35</text:p>
          </table:table-cell>
          <table:table-cell table:formula="of:=[.G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(EXP(-([.B66]-[.F66])*([.B66]-[.F66]) / (2*[.G66]*[.G66])) + [.E66])*[.D66]" office:value-type="float" office:value="456.127038414273" calcext:value-type="float">
            <text:p>456,127038414273</text:p>
          </table:table-cell>
          <table:table-cell table:formula="of:=[.D65]" office:value-type="float" office:value="500" calcext:value-type="float">
            <text:p>50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35" calcext:value-type="float">
            <text:p>35</text:p>
          </table:table-cell>
          <table:table-cell table:formula="of:=[.G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(EXP(-([.B67]-[.F67])*([.B67]-[.F67]) / (2*[.G67]*[.G67])) + [.E67])*[.D67]" office:value-type="float" office:value="453.296698168294" calcext:value-type="float">
            <text:p>453,296698168294</text:p>
          </table:table-cell>
          <table:table-cell table:formula="of:=[.D66]" office:value-type="float" office:value="500" calcext:value-type="float">
            <text:p>50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35" calcext:value-type="float">
            <text:p>35</text:p>
          </table:table-cell>
          <table:table-cell table:formula="of:=[.G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(EXP(-([.B68]-[.F68])*([.B68]-[.F68]) / (2*[.G68]*[.G68])) + [.E68])*[.D68]" office:value-type="float" office:value="450.391994516672" calcext:value-type="float">
            <text:p>450,391994516672</text:p>
          </table:table-cell>
          <table:table-cell table:formula="of:=[.D67]" office:value-type="float" office:value="500" calcext:value-type="float">
            <text:p>50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35" calcext:value-type="float">
            <text:p>35</text:p>
          </table:table-cell>
          <table:table-cell table:formula="of:=[.G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(EXP(-([.B69]-[.F69])*([.B69]-[.F69]) / (2*[.G69]*[.G69])) + [.E69])*[.D69]" office:value-type="float" office:value="447.414585650699" calcext:value-type="float">
            <text:p>447,414585650699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35" calcext:value-type="float">
            <text:p>35</text:p>
          </table:table-cell>
          <table:table-cell table:formula="of:=[.G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(EXP(-([.B70]-[.F70])*([.B70]-[.F70]) / (2*[.G70]*[.G70])) + [.E70])*[.D70]" office:value-type="float" office:value="444.366163331585" calcext:value-type="float">
            <text:p>444,36616333158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35" calcext:value-type="float">
            <text:p>35</text:p>
          </table:table-cell>
          <table:table-cell table:formula="of:=[.G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(EXP(-([.B71]-[.F71])*([.B71]-[.F71]) / (2*[.G71]*[.G71])) + [.E71])*[.D71]" office:value-type="float" office:value="441.248451292298" calcext:value-type="float">
            <text:p>441,248451292298</text:p>
          </table:table-cell>
          <table:table-cell table:formula="of:=[.D70]" office:value-type="float" office:value="500" calcext:value-type="float">
            <text:p>50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5" calcext:value-type="float">
            <text:p>35</text:p>
          </table:table-cell>
          <table:table-cell table:formula="of:=[.G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(EXP(-([.B72]-[.F72])*([.B72]-[.F72]) / (2*[.G72]*[.G72])) + [.E72])*[.D72]" office:value-type="float" office:value="438.063203617632" calcext:value-type="float">
            <text:p>438,063203617632</text:p>
          </table:table-cell>
          <table:table-cell table:formula="of:=[.D71]" office:value-type="float" office:value="500" calcext:value-type="float">
            <text:p>50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35" calcext:value-type="float">
            <text:p>35</text:p>
          </table:table-cell>
          <table:table-cell table:formula="of:=[.G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(EXP(-([.B73]-[.F73])*([.B73]-[.F73]) / (2*[.G73]*[.G73])) + [.E73])*[.D73]" office:value-type="float" office:value="434.812203104609" calcext:value-type="float">
            <text:p>434,812203104609</text:p>
          </table:table-cell>
          <table:table-cell table:formula="of:=[.D72]" office:value-type="float" office:value="500" calcext:value-type="float">
            <text:p>50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35" calcext:value-type="float">
            <text:p>35</text:p>
          </table:table-cell>
          <table:table-cell table:formula="of:=[.G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(EXP(-([.B74]-[.F74])*([.B74]-[.F74]) / (2*[.G74]*[.G74])) + [.E74])*[.D74]" office:value-type="float" office:value="431.497259605362" calcext:value-type="float">
            <text:p>431,497259605362</text:p>
          </table:table-cell>
          <table:table-cell table:formula="of:=[.D73]" office:value-type="float" office:value="500" calcext:value-type="float">
            <text:p>50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35" calcext:value-type="float">
            <text:p>35</text:p>
          </table:table-cell>
          <table:table-cell table:formula="of:=[.G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(EXP(-([.B75]-[.F75])*([.B75]-[.F75]) / (2*[.G75]*[.G75])) + [.E75])*[.D75]" office:value-type="float" office:value="428.120208354651" calcext:value-type="float">
            <text:p>428,120208354651</text:p>
          </table:table-cell>
          <table:table-cell table:formula="of:=[.D74]" office:value-type="float" office:value="500" calcext:value-type="float">
            <text:p>50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35" calcext:value-type="float">
            <text:p>35</text:p>
          </table:table-cell>
          <table:table-cell table:formula="of:=[.G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(EXP(-([.B76]-[.F76])*([.B76]-[.F76]) / (2*[.G76]*[.G76])) + [.E76])*[.D76]" office:value-type="float" office:value="424.682908284156" calcext:value-type="float">
            <text:p>424,682908284156</text:p>
          </table:table-cell>
          <table:table-cell table:formula="of:=[.D75]" office:value-type="float" office:value="500" calcext:value-type="float">
            <text:p>50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35" calcext:value-type="float">
            <text:p>35</text:p>
          </table:table-cell>
          <table:table-cell table:formula="of:=[.G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(EXP(-([.B77]-[.F77])*([.B77]-[.F77]) / (2*[.G77]*[.G77])) + [.E77])*[.D77]" office:value-type="float" office:value="421.187240325712" calcext:value-type="float">
            <text:p>421,187240325712</text:p>
          </table:table-cell>
          <table:table-cell table:formula="of:=[.D76]" office:value-type="float" office:value="500" calcext:value-type="float">
            <text:p>50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35" calcext:value-type="float">
            <text:p>35</text:p>
          </table:table-cell>
          <table:table-cell table:formula="of:=[.G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(EXP(-([.B78]-[.F78])*([.B78]-[.F78]) / (2*[.G78]*[.G78])) + [.E78])*[.D78]" office:value-type="float" office:value="417.635105705636" calcext:value-type="float">
            <text:p>417,635105705636</text:p>
          </table:table-cell>
          <table:table-cell table:formula="of:=[.D77]" office:value-type="float" office:value="500" calcext:value-type="float">
            <text:p>50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35" calcext:value-type="float">
            <text:p>35</text:p>
          </table:table-cell>
          <table:table-cell table:formula="of:=[.G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(EXP(-([.B79]-[.F79])*([.B79]-[.F79]) / (2*[.G79]*[.G79])) + [.E79])*[.D79]" office:value-type="float" office:value="414.028424232301" calcext:value-type="float">
            <text:p>414,028424232301</text:p>
          </table:table-cell>
          <table:table-cell table:formula="of:=[.D78]" office:value-type="float" office:value="500" calcext:value-type="float">
            <text:p>50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35" calcext:value-type="float">
            <text:p>35</text:p>
          </table:table-cell>
          <table:table-cell table:formula="of:=[.G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(EXP(-([.B80]-[.F80])*([.B80]-[.F80]) / (2*[.G80]*[.G80])) + [.E80])*[.D80]" office:value-type="float" office:value="410.369132579099" calcext:value-type="float">
            <text:p>410,369132579099</text:p>
          </table:table-cell>
          <table:table-cell table:formula="of:=[.D79]" office:value-type="float" office:value="500" calcext:value-type="float">
            <text:p>50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35" calcext:value-type="float">
            <text:p>35</text:p>
          </table:table-cell>
          <table:table-cell table:formula="of:=[.G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(EXP(-([.B81]-[.F81])*([.B81]-[.F81]) / (2*[.G81]*[.G81])) + [.E81])*[.D81]" office:value-type="float" office:value="406.659182564923" calcext:value-type="float">
            <text:p>406,659182564923</text:p>
          </table:table-cell>
          <table:table-cell table:formula="of:=[.D80]" office:value-type="float" office:value="500" calcext:value-type="float">
            <text:p>50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35" calcext:value-type="float">
            <text:p>35</text:p>
          </table:table-cell>
          <table:table-cell table:formula="of:=[.G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(EXP(-([.B82]-[.F82])*([.B82]-[.F82]) / (2*[.G82]*[.G82])) + [.E82])*[.D82]" office:value-type="float" office:value="402.900539434288" calcext:value-type="float">
            <text:p>402,900539434288</text:p>
          </table:table-cell>
          <table:table-cell table:formula="of:=[.D81]" office:value-type="float" office:value="500" calcext:value-type="float">
            <text:p>50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35" calcext:value-type="float">
            <text:p>35</text:p>
          </table:table-cell>
          <table:table-cell table:formula="of:=[.G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(EXP(-([.B83]-[.F83])*([.B83]-[.F83]) / (2*[.G83]*[.G83])) + [.E83])*[.D83]" office:value-type="float" office:value="399.095180139192" calcext:value-type="float">
            <text:p>399,095180139192</text:p>
          </table:table-cell>
          <table:table-cell table:formula="of:=[.D82]" office:value-type="float" office:value="500" calcext:value-type="float">
            <text:p>50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35" calcext:value-type="float">
            <text:p>35</text:p>
          </table:table-cell>
          <table:table-cell table:formula="of:=[.G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(EXP(-([.B84]-[.F84])*([.B84]-[.F84]) / (2*[.G84]*[.G84])) + [.E84])*[.D84]" office:value-type="float" office:value="395.245091624789" calcext:value-type="float">
            <text:p>395,245091624789</text:p>
          </table:table-cell>
          <table:table-cell table:formula="of:=[.D83]" office:value-type="float" office:value="500" calcext:value-type="float">
            <text:p>50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35" calcext:value-type="float">
            <text:p>35</text:p>
          </table:table-cell>
          <table:table-cell table:formula="of:=[.G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(EXP(-([.B85]-[.F85])*([.B85]-[.F85]) / (2*[.G85]*[.G85])) + [.E85])*[.D85]" office:value-type="float" office:value="391.352269120934" calcext:value-type="float">
            <text:p>391,352269120934</text:p>
          </table:table-cell>
          <table:table-cell table:formula="of:=[.D84]" office:value-type="float" office:value="500" calcext:value-type="float">
            <text:p>50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35" calcext:value-type="float">
            <text:p>35</text:p>
          </table:table-cell>
          <table:table-cell table:formula="of:=[.G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(EXP(-([.B86]-[.F86])*([.B86]-[.F86]) / (2*[.G86]*[.G86])) + [.E86])*[.D86]" office:value-type="float" office:value="387.418714441625" calcext:value-type="float">
            <text:p>387,418714441625</text:p>
          </table:table-cell>
          <table:table-cell table:formula="of:=[.D85]" office:value-type="float" office:value="500" calcext:value-type="float">
            <text:p>50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35" calcext:value-type="float">
            <text:p>35</text:p>
          </table:table-cell>
          <table:table-cell table:formula="of:=[.G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(EXP(-([.B87]-[.F87])*([.B87]-[.F87]) / (2*[.G87]*[.G87])) + [.E87])*[.D87]" office:value-type="float" office:value="383.446434294329" calcext:value-type="float">
            <text:p>383,446434294329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35" calcext:value-type="float">
            <text:p>35</text:p>
          </table:table-cell>
          <table:table-cell table:formula="of:=[.G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(EXP(-([.B88]-[.F88])*([.B88]-[.F88]) / (2*[.G88]*[.G88])) + [.E88])*[.D88]" office:value-type="float" office:value="379.437438601174" calcext:value-type="float">
            <text:p>379,437438601174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35" calcext:value-type="float">
            <text:p>35</text:p>
          </table:table-cell>
          <table:table-cell table:formula="of:=[.G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(EXP(-([.B89]-[.F89])*([.B89]-[.F89]) / (2*[.G89]*[.G89])) + [.E89])*[.D89]" office:value-type="float" office:value="375.393738833907" calcext:value-type="float">
            <text:p>375,393738833907</text:p>
          </table:table-cell>
          <table:table-cell table:formula="of:=[.D88]" office:value-type="float" office:value="500" calcext:value-type="float">
            <text:p>50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35" calcext:value-type="float">
            <text:p>35</text:p>
          </table:table-cell>
          <table:table-cell table:formula="of:=[.G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(EXP(-([.B90]-[.F90])*([.B90]-[.F90]) / (2*[.G90]*[.G90])) + [.E90])*[.D90]" office:value-type="float" office:value="371.317346364528" calcext:value-type="float">
            <text:p>371,317346364528</text:p>
          </table:table-cell>
          <table:table-cell table:formula="of:=[.D89]" office:value-type="float" office:value="500" calcext:value-type="float">
            <text:p>50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35" calcext:value-type="float">
            <text:p>35</text:p>
          </table:table-cell>
          <table:table-cell table:formula="of:=[.G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(EXP(-([.B91]-[.F91])*([.B91]-[.F91]) / (2*[.G91]*[.G91])) + [.E91])*[.D91]" office:value-type="float" office:value="367.210270833429" calcext:value-type="float">
            <text:p>367,210270833429</text:p>
          </table:table-cell>
          <table:table-cell table:formula="of:=[.D90]" office:value-type="float" office:value="500" calcext:value-type="float">
            <text:p>50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35" calcext:value-type="float">
            <text:p>35</text:p>
          </table:table-cell>
          <table:table-cell table:formula="of:=[.G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(EXP(-([.B92]-[.F92])*([.B92]-[.F92]) / (2*[.G92]*[.G92])) + [.E92])*[.D92]" office:value-type="float" office:value="363.074518536845" calcext:value-type="float">
            <text:p>363,074518536845</text:p>
          </table:table-cell>
          <table:table-cell table:formula="of:=[.D91]" office:value-type="float" office:value="500" calcext:value-type="float">
            <text:p>50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35" calcext:value-type="float">
            <text:p>35</text:p>
          </table:table-cell>
          <table:table-cell table:formula="of:=[.G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(EXP(-([.B93]-[.F93])*([.B93]-[.F93]) / (2*[.G93]*[.G93])) + [.E93])*[.D93]" office:value-type="float" office:value="358.912090835374" calcext:value-type="float">
            <text:p>358,912090835374</text:p>
          </table:table-cell>
          <table:table-cell table:formula="of:=[.D92]" office:value-type="float" office:value="500" calcext:value-type="float">
            <text:p>50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35" calcext:value-type="float">
            <text:p>35</text:p>
          </table:table-cell>
          <table:table-cell table:formula="of:=[.G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(EXP(-([.B94]-[.F94])*([.B94]-[.F94]) / (2*[.G94]*[.G94])) + [.E94])*[.D94]" office:value-type="float" office:value="354.724982585261" calcext:value-type="float">
            <text:p>354,724982585261</text:p>
          </table:table-cell>
          <table:table-cell table:formula="of:=[.D93]" office:value-type="float" office:value="500" calcext:value-type="float">
            <text:p>50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35" calcext:value-type="float">
            <text:p>35</text:p>
          </table:table-cell>
          <table:table-cell table:formula="of:=[.G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(EXP(-([.B95]-[.F95])*([.B95]-[.F95]) / (2*[.G95]*[.G95])) + [.E95])*[.D95]" office:value-type="float" office:value="350.515180594106" calcext:value-type="float">
            <text:p>350,515180594106</text:p>
          </table:table-cell>
          <table:table-cell table:formula="of:=[.D94]" office:value-type="float" office:value="500" calcext:value-type="float">
            <text:p>50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35" calcext:value-type="float">
            <text:p>35</text:p>
          </table:table-cell>
          <table:table-cell table:formula="of:=[.G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(EXP(-([.B96]-[.F96])*([.B96]-[.F96]) / (2*[.G96]*[.G96])) + [.E96])*[.D96]" office:value-type="float" office:value="346.284662102599" calcext:value-type="float">
            <text:p>346,284662102599</text:p>
          </table:table-cell>
          <table:table-cell table:formula="of:=[.D95]" office:value-type="float" office:value="500" calcext:value-type="float">
            <text:p>50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35" calcext:value-type="float">
            <text:p>35</text:p>
          </table:table-cell>
          <table:table-cell table:formula="of:=[.G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(EXP(-([.B97]-[.F97])*([.B97]-[.F97]) / (2*[.G97]*[.G97])) + [.E97])*[.D97]" office:value-type="float" office:value="342.035393293814" calcext:value-type="float">
            <text:p>342,035393293814</text:p>
          </table:table-cell>
          <table:table-cell table:formula="of:=[.D96]" office:value-type="float" office:value="500" calcext:value-type="float">
            <text:p>50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35" calcext:value-type="float">
            <text:p>35</text:p>
          </table:table-cell>
          <table:table-cell table:formula="of:=[.G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(EXP(-([.B98]-[.F98])*([.B98]-[.F98]) / (2*[.G98]*[.G98])) + [.E98])*[.D98]" office:value-type="float" office:value="337.769327831566" calcext:value-type="float">
            <text:p>337,769327831566</text:p>
          </table:table-cell>
          <table:table-cell table:formula="of:=[.D97]" office:value-type="float" office:value="500" calcext:value-type="float">
            <text:p>50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35" calcext:value-type="float">
            <text:p>35</text:p>
          </table:table-cell>
          <table:table-cell table:formula="of:=[.G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(EXP(-([.B99]-[.F99])*([.B99]-[.F99]) / (2*[.G99]*[.G99])) + [.E99])*[.D99]" office:value-type="float" office:value="333.488405429237" calcext:value-type="float">
            <text:p>333,488405429237</text:p>
          </table:table-cell>
          <table:table-cell table:formula="of:=[.D98]" office:value-type="float" office:value="500" calcext:value-type="float">
            <text:p>50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35" calcext:value-type="float">
            <text:p>35</text:p>
          </table:table-cell>
          <table:table-cell table:formula="of:=[.G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(EXP(-([.B100]-[.F100])*([.B100]-[.F100]) / (2*[.G100]*[.G100])) + [.E100])*[.D100]" office:value-type="float" office:value="329.194550450466" calcext:value-type="float">
            <text:p>329,194550450466</text:p>
          </table:table-cell>
          <table:table-cell table:formula="of:=[.D99]" office:value-type="float" office:value="500" calcext:value-type="float">
            <text:p>50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35" calcext:value-type="float">
            <text:p>35</text:p>
          </table:table-cell>
          <table:table-cell table:formula="of:=[.G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(EXP(-([.B101]-[.F101])*([.B101]-[.F101]) / (2*[.G101]*[.G101])) + [.E101])*[.D101]" office:value-type="float" office:value="324.88967054298" calcext:value-type="float">
            <text:p>324,88967054298</text:p>
          </table:table-cell>
          <table:table-cell table:formula="of:=[.D100]" office:value-type="float" office:value="500" calcext:value-type="float">
            <text:p>50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35" calcext:value-type="float">
            <text:p>35</text:p>
          </table:table-cell>
          <table:table-cell table:formula="of:=[.G1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(EXP(-([.B102]-[.F102])*([.B102]-[.F102]) / (2*[.G102]*[.G102])) + [.E102])*[.D102]" office:value-type="float" office:value="320.575655306827" calcext:value-type="float">
            <text:p>320,575655306827</text:p>
          </table:table-cell>
          <table:table-cell table:formula="of:=[.D101]" office:value-type="float" office:value="500" calcext:value-type="float">
            <text:p>50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35" calcext:value-type="float">
            <text:p>35</text:p>
          </table:table-cell>
          <table:table-cell table:formula="of:=[.G1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(EXP(-([.B103]-[.F103])*([.B103]-[.F103]) / (2*[.G103]*[.G103])) + [.E103])*[.D103]" office:value-type="float" office:value="316.254374998185" calcext:value-type="float">
            <text:p>316,254374998185</text:p>
          </table:table-cell>
          <table:table-cell table:formula="of:=[.D102]" office:value-type="float" office:value="500" calcext:value-type="float">
            <text:p>50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35" calcext:value-type="float">
            <text:p>35</text:p>
          </table:table-cell>
          <table:table-cell table:formula="of:=[.G1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(EXP(-([.B104]-[.F104])*([.B104]-[.F104]) / (2*[.G104]*[.G104])) + [.E104])*[.D104]" office:value-type="float" office:value="311.927679269843" calcext:value-type="float">
            <text:p>311,927679269843</text:p>
          </table:table-cell>
          <table:table-cell table:formula="of:=[.D103]" office:value-type="float" office:value="500" calcext:value-type="float">
            <text:p>50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35" calcext:value-type="float">
            <text:p>35</text:p>
          </table:table-cell>
          <table:table-cell table:formula="of:=[.G1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(EXP(-([.B105]-[.F105])*([.B105]-[.F105]) / (2*[.G105]*[.G105])) + [.E105])*[.D105]" office:value-type="float" office:value="307.597395949426" calcext:value-type="float">
            <text:p>307,597395949426</text:p>
          </table:table-cell>
          <table:table-cell table:formula="of:=[.D104]" office:value-type="float" office:value="500" calcext:value-type="float">
            <text:p>50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35" calcext:value-type="float">
            <text:p>35</text:p>
          </table:table-cell>
          <table:table-cell table:formula="of:=[.G1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(EXP(-([.B106]-[.F106])*([.B106]-[.F106]) / (2*[.G106]*[.G106])) + [.E106])*[.D106]" office:value-type="float" office:value="303.265329856317" calcext:value-type="float">
            <text:p>303,265329856317</text:p>
          </table:table-cell>
          <table:table-cell table:formula="of:=[.D105]" office:value-type="float" office:value="500" calcext:value-type="float">
            <text:p>50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35" calcext:value-type="float">
            <text:p>35</text:p>
          </table:table-cell>
          <table:table-cell table:formula="of:=[.G1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(EXP(-([.B107]-[.F107])*([.B107]-[.F107]) / (2*[.G107]*[.G107])) + [.E107])*[.D107]" office:value-type="float" office:value="298.933261658189" calcext:value-type="float">
            <text:p>298,933261658189</text:p>
          </table:table-cell>
          <table:table-cell table:formula="of:=[.D106]" office:value-type="float" office:value="500" calcext:value-type="float">
            <text:p>50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35" calcext:value-type="float">
            <text:p>35</text:p>
          </table:table-cell>
          <table:table-cell table:formula="of:=[.G1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(EXP(-([.B108]-[.F108])*([.B108]-[.F108]) / (2*[.G108]*[.G108])) + [.E108])*[.D108]" office:value-type="float" office:value="294.602946768008" calcext:value-type="float">
            <text:p>294,602946768008</text:p>
          </table:table-cell>
          <table:table-cell table:formula="of:=[.D107]" office:value-type="float" office:value="500" calcext:value-type="float">
            <text:p>50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35" calcext:value-type="float">
            <text:p>35</text:p>
          </table:table-cell>
          <table:table-cell table:formula="of:=[.G1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(EXP(-([.B109]-[.F109])*([.B109]-[.F109]) / (2*[.G109]*[.G109])) + [.E109])*[.D109]" office:value-type="float" office:value="290.276114282244" calcext:value-type="float">
            <text:p>290,276114282244</text:p>
          </table:table-cell>
          <table:table-cell table:formula="of:=[.D108]" office:value-type="float" office:value="500" calcext:value-type="float">
            <text:p>50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35" calcext:value-type="float">
            <text:p>35</text:p>
          </table:table-cell>
          <table:table-cell table:formula="of:=[.G1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(EXP(-([.B110]-[.F110])*([.B110]-[.F110]) / (2*[.G110]*[.G110])) + [.E110])*[.D110]" office:value-type="float" office:value="285.954465961022" calcext:value-type="float">
            <text:p>285,954465961022</text:p>
          </table:table-cell>
          <table:table-cell table:formula="of:=[.D109]" office:value-type="float" office:value="500" calcext:value-type="float">
            <text:p>50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35" calcext:value-type="float">
            <text:p>35</text:p>
          </table:table-cell>
          <table:table-cell table:formula="of:=[.G1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(EXP(-([.B111]-[.F111])*([.B111]-[.F111]) / (2*[.G111]*[.G111])) + [.E111])*[.D111]" office:value-type="float" office:value="281.639675250827" calcext:value-type="float">
            <text:p>281,639675250827</text:p>
          </table:table-cell>
          <table:table-cell table:formula="of:=[.D110]" office:value-type="float" office:value="500" calcext:value-type="float">
            <text:p>50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35" calcext:value-type="float">
            <text:p>35</text:p>
          </table:table-cell>
          <table:table-cell table:formula="of:=[.G1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(EXP(-([.B112]-[.F112])*([.B112]-[.F112]) / (2*[.G112]*[.G112])) + [.E112])*[.D112]" office:value-type="float" office:value="277.333386350334" calcext:value-type="float">
            <text:p>277,333386350334</text:p>
          </table:table-cell>
          <table:table-cell table:formula="of:=[.D111]" office:value-type="float" office:value="500" calcext:value-type="float">
            <text:p>50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5" calcext:value-type="float">
            <text:p>35</text:p>
          </table:table-cell>
          <table:table-cell table:formula="of:=[.G1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(EXP(-([.B113]-[.F113])*([.B113]-[.F113]) / (2*[.G113]*[.G113])) + [.E113])*[.D113]" office:value-type="float" office:value="273.037213319855" calcext:value-type="float">
            <text:p>273,037213319855</text:p>
          </table:table-cell>
          <table:table-cell table:formula="of:=[.D112]" office:value-type="float" office:value="500" calcext:value-type="float">
            <text:p>50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35" calcext:value-type="float">
            <text:p>35</text:p>
          </table:table-cell>
          <table:table-cell table:formula="of:=[.G1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(EXP(-([.B114]-[.F114])*([.B114]-[.F114]) / (2*[.G114]*[.G114])) + [.E114])*[.D114]" office:value-type="float" office:value="268.752739234818" calcext:value-type="float">
            <text:p>268,752739234818</text:p>
          </table:table-cell>
          <table:table-cell table:formula="of:=[.D113]" office:value-type="float" office:value="500" calcext:value-type="float">
            <text:p>50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35" calcext:value-type="float">
            <text:p>35</text:p>
          </table:table-cell>
          <table:table-cell table:formula="of:=[.G1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(EXP(-([.B115]-[.F115])*([.B115]-[.F115]) / (2*[.G115]*[.G115])) + [.E115])*[.D115]" office:value-type="float" office:value="264.481515383654" calcext:value-type="float">
            <text:p>264,481515383654</text:p>
          </table:table-cell>
          <table:table-cell table:formula="of:=[.D114]" office:value-type="float" office:value="500" calcext:value-type="float">
            <text:p>50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35" calcext:value-type="float">
            <text:p>35</text:p>
          </table:table-cell>
          <table:table-cell table:formula="of:=[.G1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(EXP(-([.B116]-[.F116])*([.B116]-[.F116]) / (2*[.G116]*[.G116])) + [.E116])*[.D116]" office:value-type="float" office:value="260.225060510351" calcext:value-type="float">
            <text:p>260,225060510351</text:p>
          </table:table-cell>
          <table:table-cell table:formula="of:=[.D115]" office:value-type="float" office:value="500" calcext:value-type="float">
            <text:p>50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35" calcext:value-type="float">
            <text:p>35</text:p>
          </table:table-cell>
          <table:table-cell table:formula="of:=[.G1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(EXP(-([.B117]-[.F117])*([.B117]-[.F117]) / (2*[.G117]*[.G117])) + [.E117])*[.D117]" office:value-type="float" office:value="255.984860101917" calcext:value-type="float">
            <text:p>255,984860101917</text:p>
          </table:table-cell>
          <table:table-cell table:formula="of:=[.D116]" office:value-type="float" office:value="500" calcext:value-type="float">
            <text:p>50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35" calcext:value-type="float">
            <text:p>35</text:p>
          </table:table-cell>
          <table:table-cell table:formula="of:=[.G1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(EXP(-([.B118]-[.F118])*([.B118]-[.F118]) / (2*[.G118]*[.G118])) + [.E118])*[.D118]" office:value-type="float" office:value="251.762365720895" calcext:value-type="float">
            <text:p>251,762365720895</text:p>
          </table:table-cell>
          <table:table-cell table:formula="of:=[.D117]" office:value-type="float" office:value="500" calcext:value-type="float">
            <text:p>50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35" calcext:value-type="float">
            <text:p>35</text:p>
          </table:table-cell>
          <table:table-cell table:formula="of:=[.G1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(EXP(-([.B119]-[.F119])*([.B119]-[.F119]) / (2*[.G119]*[.G119])) + [.E119])*[.D119]" office:value-type="float" office:value="247.558994383012" calcext:value-type="float">
            <text:p>247,558994383012</text:p>
          </table:table-cell>
          <table:table-cell table:formula="of:=[.D118]" office:value-type="float" office:value="500" calcext:value-type="float">
            <text:p>50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35" calcext:value-type="float">
            <text:p>35</text:p>
          </table:table-cell>
          <table:table-cell table:formula="of:=[.G1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(EXP(-([.B120]-[.F120])*([.B120]-[.F120]) / (2*[.G120]*[.G120])) + [.E120])*[.D120]" office:value-type="float" office:value="243.376127979986" calcext:value-type="float">
            <text:p>243,376127979986</text:p>
          </table:table-cell>
          <table:table-cell table:formula="of:=[.D119]" office:value-type="float" office:value="500" calcext:value-type="float">
            <text:p>50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35" calcext:value-type="float">
            <text:p>35</text:p>
          </table:table-cell>
          <table:table-cell table:formula="of:=[.G1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(EXP(-([.B121]-[.F121])*([.B121]-[.F121]) / (2*[.G121]*[.G121])) + [.E121])*[.D121]" office:value-type="float" office:value="239.215112747453" calcext:value-type="float">
            <text:p>239,215112747453</text:p>
          </table:table-cell>
          <table:table-cell table:formula="of:=[.D120]" office:value-type="float" office:value="500" calcext:value-type="float">
            <text:p>50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35" calcext:value-type="float">
            <text:p>35</text:p>
          </table:table-cell>
          <table:table-cell table:formula="of:=[.G1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(EXP(-([.B122]-[.F122])*([.B122]-[.F122]) / (2*[.G122]*[.G122])) + [.E122])*[.D122]" office:value-type="float" office:value="235.077258777892" calcext:value-type="float">
            <text:p>235,077258777892</text:p>
          </table:table-cell>
          <table:table-cell table:formula="of:=[.D121]" office:value-type="float" office:value="500" calcext:value-type="float">
            <text:p>50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35" calcext:value-type="float">
            <text:p>35</text:p>
          </table:table-cell>
          <table:table-cell table:formula="of:=[.G1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(EXP(-([.B123]-[.F123])*([.B123]-[.F123]) / (2*[.G123]*[.G123])) + [.E123])*[.D123]" office:value-type="float" office:value="230.963839578396" calcext:value-type="float">
            <text:p>230,963839578396</text:p>
          </table:table-cell>
          <table:table-cell table:formula="of:=[.D122]" office:value-type="float" office:value="500" calcext:value-type="float">
            <text:p>50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35" calcext:value-type="float">
            <text:p>35</text:p>
          </table:table-cell>
          <table:table-cell table:formula="of:=[.G1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(EXP(-([.B124]-[.F124])*([.B124]-[.F124]) / (2*[.G124]*[.G124])) + [.E124])*[.D124]" office:value-type="float" office:value="226.876091673041" calcext:value-type="float">
            <text:p>226,876091673041</text:p>
          </table:table-cell>
          <table:table-cell table:formula="of:=[.D123]" office:value-type="float" office:value="500" calcext:value-type="float">
            <text:p>50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35" calcext:value-type="float">
            <text:p>35</text:p>
          </table:table-cell>
          <table:table-cell table:formula="of:=[.G1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(EXP(-([.B125]-[.F125])*([.B125]-[.F125]) / (2*[.G125]*[.G125])) + [.E125])*[.D125]" office:value-type="float" office:value="222.815214249586" calcext:value-type="float">
            <text:p>222,815214249586</text:p>
          </table:table-cell>
          <table:table-cell table:formula="of:=[.D124]" office:value-type="float" office:value="500" calcext:value-type="float">
            <text:p>50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35" calcext:value-type="float">
            <text:p>35</text:p>
          </table:table-cell>
          <table:table-cell table:formula="of:=[.G1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(EXP(-([.B126]-[.F126])*([.B126]-[.F126]) / (2*[.G126]*[.G126])) + [.E126])*[.D126]" office:value-type="float" office:value="218.782368850135" calcext:value-type="float">
            <text:p>218,782368850135</text:p>
          </table:table-cell>
          <table:table-cell table:formula="of:=[.D125]" office:value-type="float" office:value="500" calcext:value-type="float">
            <text:p>50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35" calcext:value-type="float">
            <text:p>35</text:p>
          </table:table-cell>
          <table:table-cell table:formula="of:=[.G1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(EXP(-([.B127]-[.F127])*([.B127]-[.F127]) / (2*[.G127]*[.G127])) + [.E127])*[.D127]" office:value-type="float" office:value="214.77867910537" calcext:value-type="float">
            <text:p>214,77867910537</text:p>
          </table:table-cell>
          <table:table-cell table:formula="of:=[.D126]" office:value-type="float" office:value="500" calcext:value-type="float">
            <text:p>50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35" calcext:value-type="float">
            <text:p>35</text:p>
          </table:table-cell>
          <table:table-cell table:formula="of:=[.G1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(EXP(-([.B128]-[.F128])*([.B128]-[.F128]) / (2*[.G128]*[.G128])) + [.E128])*[.D128]" office:value-type="float" office:value="210.805230511902" calcext:value-type="float">
            <text:p>210,805230511902</text:p>
          </table:table-cell>
          <table:table-cell table:formula="of:=[.D127]" office:value-type="float" office:value="500" calcext:value-type="float">
            <text:p>50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35" calcext:value-type="float">
            <text:p>35</text:p>
          </table:table-cell>
          <table:table-cell table:formula="of:=[.G1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(EXP(-([.B129]-[.F129])*([.B129]-[.F129]) / (2*[.G129]*[.G129])) + [.E129])*[.D129]" office:value-type="float" office:value="206.86307025222" calcext:value-type="float">
            <text:p>206,86307025222</text:p>
          </table:table-cell>
          <table:table-cell table:formula="of:=[.D128]" office:value-type="float" office:value="500" calcext:value-type="float">
            <text:p>50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35" calcext:value-type="float">
            <text:p>35</text:p>
          </table:table-cell>
          <table:table-cell table:formula="of:=[.G1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(EXP(-([.B130]-[.F130])*([.B130]-[.F130]) / (2*[.G130]*[.G130])) + [.E130])*[.D130]" office:value-type="float" office:value="202.953207056675" calcext:value-type="float">
            <text:p>202,953207056675</text:p>
          </table:table-cell>
          <table:table-cell table:formula="of:=[.D129]" office:value-type="float" office:value="500" calcext:value-type="float">
            <text:p>50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35" calcext:value-type="float">
            <text:p>35</text:p>
          </table:table-cell>
          <table:table-cell table:formula="of:=[.G1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(EXP(-([.B131]-[.F131])*([.B131]-[.F131]) / (2*[.G131]*[.G131])) + [.E131])*[.D131]" office:value-type="float" office:value="199.076611106906" calcext:value-type="float">
            <text:p>199,076611106906</text:p>
          </table:table-cell>
          <table:table-cell table:formula="of:=[.D130]" office:value-type="float" office:value="500" calcext:value-type="float">
            <text:p>50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35" calcext:value-type="float">
            <text:p>35</text:p>
          </table:table-cell>
          <table:table-cell table:formula="of:=[.G1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(EXP(-([.B132]-[.F132])*([.B132]-[.F132]) / (2*[.G132]*[.G132])) + [.E132])*[.D132]" office:value-type="float" office:value="195.234213980028" calcext:value-type="float">
            <text:p>195,234213980028</text:p>
          </table:table-cell>
          <table:table-cell table:formula="of:=[.D131]" office:value-type="float" office:value="500" calcext:value-type="float">
            <text:p>50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35" calcext:value-type="float">
            <text:p>35</text:p>
          </table:table-cell>
          <table:table-cell table:formula="of:=[.G1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(EXP(-([.B133]-[.F133])*([.B133]-[.F133]) / (2*[.G133]*[.G133])) + [.E133])*[.D133]" office:value-type="float" office:value="191.426908632898" calcext:value-type="float">
            <text:p>191,426908632898</text:p>
          </table:table-cell>
          <table:table-cell table:formula="of:=[.D132]" office:value-type="float" office:value="500" calcext:value-type="float">
            <text:p>50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35" calcext:value-type="float">
            <text:p>35</text:p>
          </table:table-cell>
          <table:table-cell table:formula="of:=[.G1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(EXP(-([.B134]-[.F134])*([.B134]-[.F134]) / (2*[.G134]*[.G134])) + [.E134])*[.D134]" office:value-type="float" office:value="187.6555494257" calcext:value-type="float">
            <text:p>187,6555494257</text:p>
          </table:table-cell>
          <table:table-cell table:formula="of:=[.D133]" office:value-type="float" office:value="500" calcext:value-type="float">
            <text:p>50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35" calcext:value-type="float">
            <text:p>35</text:p>
          </table:table-cell>
          <table:table-cell table:formula="of:=[.G1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(EXP(-([.B135]-[.F135])*([.B135]-[.F135]) / (2*[.G135]*[.G135])) + [.E135])*[.D135]" office:value-type="float" office:value="183.920952184066" calcext:value-type="float">
            <text:p>183,920952184066</text:p>
          </table:table-cell>
          <table:table-cell table:formula="of:=[.D134]" office:value-type="float" office:value="500" calcext:value-type="float">
            <text:p>50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35" calcext:value-type="float">
            <text:p>35</text:p>
          </table:table-cell>
          <table:table-cell table:formula="of:=[.G1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(EXP(-([.B136]-[.F136])*([.B136]-[.F136]) / (2*[.G136]*[.G136])) + [.E136])*[.D136]" office:value-type="float" office:value="180.223894298911" calcext:value-type="float">
            <text:p>180,223894298911</text:p>
          </table:table-cell>
          <table:table-cell table:formula="of:=[.D135]" office:value-type="float" office:value="500" calcext:value-type="float">
            <text:p>50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35" calcext:value-type="float">
            <text:p>35</text:p>
          </table:table-cell>
          <table:table-cell table:formula="of:=[.G1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(EXP(-([.B137]-[.F137])*([.B137]-[.F137]) / (2*[.G137]*[.G137])) + [.E137])*[.D137]" office:value-type="float" office:value="176.565114863109" calcext:value-type="float">
            <text:p>176,565114863109</text:p>
          </table:table-cell>
          <table:table-cell table:formula="of:=[.D136]" office:value-type="float" office:value="500" calcext:value-type="float">
            <text:p>50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35" calcext:value-type="float">
            <text:p>35</text:p>
          </table:table-cell>
          <table:table-cell table:formula="of:=[.G1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(EXP(-([.B138]-[.F138])*([.B138]-[.F138]) / (2*[.G138]*[.G138])) + [.E138])*[.D138]" office:value-type="float" office:value="172.945314844119" calcext:value-type="float">
            <text:p>172,945314844119</text:p>
          </table:table-cell>
          <table:table-cell table:formula="of:=[.D137]" office:value-type="float" office:value="500" calcext:value-type="float">
            <text:p>50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35" calcext:value-type="float">
            <text:p>35</text:p>
          </table:table-cell>
          <table:table-cell table:formula="of:=[.G1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(EXP(-([.B139]-[.F139])*([.B139]-[.F139]) / (2*[.G139]*[.G139])) + [.E139])*[.D139]" office:value-type="float" office:value="169.365157291624" calcext:value-type="float">
            <text:p>169,365157291624</text:p>
          </table:table-cell>
          <table:table-cell table:formula="of:=[.D138]" office:value-type="float" office:value="500" calcext:value-type="float">
            <text:p>50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35" calcext:value-type="float">
            <text:p>35</text:p>
          </table:table-cell>
          <table:table-cell table:formula="of:=[.G1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(EXP(-([.B140]-[.F140])*([.B140]-[.F140]) / (2*[.G140]*[.G140])) + [.E140])*[.D140]" office:value-type="float" office:value="165.82526757922" calcext:value-type="float">
            <text:p>165,82526757922</text:p>
          </table:table-cell>
          <table:table-cell table:formula="of:=[.D139]" office:value-type="float" office:value="500" calcext:value-type="float">
            <text:p>50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35" calcext:value-type="float">
            <text:p>35</text:p>
          </table:table-cell>
          <table:table-cell table:formula="of:=[.G1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(EXP(-([.B141]-[.F141])*([.B141]-[.F141]) / (2*[.G141]*[.G141])) + [.E141])*[.D141]" office:value-type="float" office:value="162.326233679175" calcext:value-type="float">
            <text:p>162,326233679175</text:p>
          </table:table-cell>
          <table:table-cell table:formula="of:=[.D140]" office:value-type="float" office:value="500" calcext:value-type="float">
            <text:p>50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35" calcext:value-type="float">
            <text:p>35</text:p>
          </table:table-cell>
          <table:table-cell table:formula="of:=[.G1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(EXP(-([.B142]-[.F142])*([.B142]-[.F142]) / (2*[.G142]*[.G142])) + [.E142])*[.D142]" office:value-type="float" office:value="158.868606469226" calcext:value-type="float">
            <text:p>158,868606469226</text:p>
          </table:table-cell>
          <table:table-cell table:formula="of:=[.D141]" office:value-type="float" office:value="500" calcext:value-type="float">
            <text:p>50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35" calcext:value-type="float">
            <text:p>35</text:p>
          </table:table-cell>
          <table:table-cell table:formula="of:=[.G1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(EXP(-([.B143]-[.F143])*([.B143]-[.F143]) / (2*[.G143]*[.G143])) + [.E143])*[.D143]" office:value-type="float" office:value="155.452900070381" calcext:value-type="float">
            <text:p>155,452900070381</text:p>
          </table:table-cell>
          <table:table-cell table:formula="of:=[.D142]" office:value-type="float" office:value="500" calcext:value-type="float">
            <text:p>50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35" calcext:value-type="float">
            <text:p>35</text:p>
          </table:table-cell>
          <table:table-cell table:formula="of:=[.G1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(EXP(-([.B144]-[.F144])*([.B144]-[.F144]) / (2*[.G144]*[.G144])) + [.E144])*[.D144]" office:value-type="float" office:value="152.079592214659" calcext:value-type="float">
            <text:p>152,079592214659</text:p>
          </table:table-cell>
          <table:table-cell table:formula="of:=[.D143]" office:value-type="float" office:value="500" calcext:value-type="float">
            <text:p>50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35" calcext:value-type="float">
            <text:p>35</text:p>
          </table:table-cell>
          <table:table-cell table:formula="of:=[.G1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(EXP(-([.B145]-[.F145])*([.B145]-[.F145]) / (2*[.G145]*[.G145])) + [.E145])*[.D145]" office:value-type="float" office:value="148.749124641691" calcext:value-type="float">
            <text:p>148,749124641691</text:p>
          </table:table-cell>
          <table:table-cell table:formula="of:=[.D144]" office:value-type="float" office:value="500" calcext:value-type="float">
            <text:p>50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35" calcext:value-type="float">
            <text:p>35</text:p>
          </table:table-cell>
          <table:table-cell table:formula="of:=[.G1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(EXP(-([.B146]-[.F146])*([.B146]-[.F146]) / (2*[.G146]*[.G146])) + [.E146])*[.D146]" office:value-type="float" office:value="145.461903523074" calcext:value-type="float">
            <text:p>145,461903523074</text:p>
          </table:table-cell>
          <table:table-cell table:formula="of:=[.D145]" office:value-type="float" office:value="500" calcext:value-type="float">
            <text:p>50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35" calcext:value-type="float">
            <text:p>35</text:p>
          </table:table-cell>
          <table:table-cell table:formula="of:=[.G1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(EXP(-([.B147]-[.F147])*([.B147]-[.F147]) / (2*[.G147]*[.G147])) + [.E147])*[.D147]" office:value-type="float" office:value="142.218299913367" calcext:value-type="float">
            <text:p>142,218299913367</text:p>
          </table:table-cell>
          <table:table-cell table:formula="of:=[.D146]" office:value-type="float" office:value="500" calcext:value-type="float">
            <text:p>50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35" calcext:value-type="float">
            <text:p>35</text:p>
          </table:table-cell>
          <table:table-cell table:formula="of:=[.G1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(EXP(-([.B148]-[.F148])*([.B148]-[.F148]) / (2*[.G148]*[.G148])) + [.E148])*[.D148]" office:value-type="float" office:value="139.018650226597" calcext:value-type="float">
            <text:p>139,018650226597</text:p>
          </table:table-cell>
          <table:table-cell table:formula="of:=[.D147]" office:value-type="float" office:value="500" calcext:value-type="float">
            <text:p>50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35" calcext:value-type="float">
            <text:p>35</text:p>
          </table:table-cell>
          <table:table-cell table:formula="of:=[.G1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(EXP(-([.B149]-[.F149])*([.B149]-[.F149]) / (2*[.G149]*[.G149])) + [.E149])*[.D149]" office:value-type="float" office:value="135.863256737133" calcext:value-type="float">
            <text:p>135,863256737133</text:p>
          </table:table-cell>
          <table:table-cell table:formula="of:=[.D148]" office:value-type="float" office:value="500" calcext:value-type="float">
            <text:p>50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35" calcext:value-type="float">
            <text:p>35</text:p>
          </table:table-cell>
          <table:table-cell table:formula="of:=[.G1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(EXP(-([.B150]-[.F150])*([.B150]-[.F150]) / (2*[.G150]*[.G150])) + [.E150])*[.D150]" office:value-type="float" office:value="132.752388103783" calcext:value-type="float">
            <text:p>132,752388103783</text:p>
          </table:table-cell>
          <table:table-cell table:formula="of:=[.D149]" office:value-type="float" office:value="500" calcext:value-type="float">
            <text:p>50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35" calcext:value-type="float">
            <text:p>35</text:p>
          </table:table-cell>
          <table:table-cell table:formula="of:=[.G1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(EXP(-([.B151]-[.F151])*([.B151]-[.F151]) / (2*[.G151]*[.G151])) + [.E151])*[.D151]" office:value-type="float" office:value="129.68627991596" calcext:value-type="float">
            <text:p>129,68627991596</text:p>
          </table:table-cell>
          <table:table-cell table:formula="of:=[.D150]" office:value-type="float" office:value="500" calcext:value-type="float">
            <text:p>50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35" calcext:value-type="float">
            <text:p>35</text:p>
          </table:table-cell>
          <table:table-cell table:formula="of:=[.G1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(EXP(-([.B152]-[.F152])*([.B152]-[.F152]) / (2*[.G152]*[.G152])) + [.E152])*[.D152]" office:value-type="float" office:value="126.665135260734" calcext:value-type="float">
            <text:p>126,665135260734</text:p>
          </table:table-cell>
          <table:table-cell table:formula="of:=[.D151]" office:value-type="float" office:value="500" calcext:value-type="float">
            <text:p>50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35" calcext:value-type="float">
            <text:p>35</text:p>
          </table:table-cell>
          <table:table-cell table:formula="of:=[.G1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(EXP(-([.B153]-[.F153])*([.B153]-[.F153]) / (2*[.G153]*[.G153])) + [.E153])*[.D153]" office:value-type="float" office:value="123.68912530964" calcext:value-type="float">
            <text:p>123,68912530964</text:p>
          </table:table-cell>
          <table:table-cell table:formula="of:=[.D152]" office:value-type="float" office:value="500" calcext:value-type="float">
            <text:p>50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35" calcext:value-type="float">
            <text:p>35</text:p>
          </table:table-cell>
          <table:table-cell table:formula="of:=[.G1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(EXP(-([.B154]-[.F154])*([.B154]-[.F154]) / (2*[.G154]*[.G154])) + [.E154])*[.D154]" office:value-type="float" office:value="120.758389924047" calcext:value-type="float">
            <text:p>120,758389924047</text:p>
          </table:table-cell>
          <table:table-cell table:formula="of:=[.D153]" office:value-type="float" office:value="500" calcext:value-type="float">
            <text:p>50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35" calcext:value-type="float">
            <text:p>35</text:p>
          </table:table-cell>
          <table:table-cell table:formula="of:=[.G1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(EXP(-([.B155]-[.F155])*([.B155]-[.F155]) / (2*[.G155]*[.G155])) + [.E155])*[.D155]" office:value-type="float" office:value="117.873038277932" calcext:value-type="float">
            <text:p>117,873038277932</text:p>
          </table:table-cell>
          <table:table-cell table:formula="of:=[.D154]" office:value-type="float" office:value="500" calcext:value-type="float">
            <text:p>50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35" calcext:value-type="float">
            <text:p>35</text:p>
          </table:table-cell>
          <table:table-cell table:formula="of:=[.G1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(EXP(-([.B156]-[.F156])*([.B156]-[.F156]) / (2*[.G156]*[.G156])) + [.E156])*[.D156]" office:value-type="float" office:value="115.033149496905" calcext:value-type="float">
            <text:p>115,033149496905</text:p>
          </table:table-cell>
          <table:table-cell table:formula="of:=[.D155]" office:value-type="float" office:value="500" calcext:value-type="float">
            <text:p>50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35" calcext:value-type="float">
            <text:p>35</text:p>
          </table:table-cell>
          <table:table-cell table:formula="of:=[.G1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(EXP(-([.B157]-[.F157])*([.B157]-[.F157]) / (2*[.G157]*[.G157])) + [.E157])*[.D157]" office:value-type="float" office:value="112.238773312313" calcext:value-type="float">
            <text:p>112,238773312313</text:p>
          </table:table-cell>
          <table:table-cell table:formula="of:=[.D156]" office:value-type="float" office:value="500" calcext:value-type="float">
            <text:p>50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35" calcext:value-type="float">
            <text:p>35</text:p>
          </table:table-cell>
          <table:table-cell table:formula="of:=[.G1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(EXP(-([.B158]-[.F158])*([.B158]-[.F158]) / (2*[.G158]*[.G158])) + [.E158])*[.D158]" office:value-type="float" office:value="109.489930729288" calcext:value-type="float">
            <text:p>109,489930729288</text:p>
          </table:table-cell>
          <table:table-cell table:formula="of:=[.D157]" office:value-type="float" office:value="500" calcext:value-type="float">
            <text:p>50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35" calcext:value-type="float">
            <text:p>35</text:p>
          </table:table-cell>
          <table:table-cell table:formula="of:=[.G1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(EXP(-([.B159]-[.F159])*([.B159]-[.F159]) / (2*[.G159]*[.G159])) + [.E159])*[.D159]" office:value-type="float" office:value="106.78661470757" calcext:value-type="float">
            <text:p>106,78661470757</text:p>
          </table:table-cell>
          <table:table-cell table:formula="of:=[.D158]" office:value-type="float" office:value="500" calcext:value-type="float">
            <text:p>50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35" calcext:value-type="float">
            <text:p>35</text:p>
          </table:table-cell>
          <table:table-cell table:formula="of:=[.G1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(EXP(-([.B160]-[.F160])*([.B160]-[.F160]) / (2*[.G160]*[.G160])) + [.E160])*[.D160]" office:value-type="float" office:value="104.128790854006" calcext:value-type="float">
            <text:p>104,128790854006</text:p>
          </table:table-cell>
          <table:table-cell table:formula="of:=[.D159]" office:value-type="float" office:value="500" calcext:value-type="float">
            <text:p>50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35" calcext:value-type="float">
            <text:p>35</text:p>
          </table:table-cell>
          <table:table-cell table:formula="of:=[.G1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(EXP(-([.B161]-[.F161])*([.B161]-[.F161]) / (2*[.G161]*[.G161])) + [.E161])*[.D161]" office:value-type="float" office:value="101.516398125569" calcext:value-type="float">
            <text:p>101,516398125569</text:p>
          </table:table-cell>
          <table:table-cell table:formula="of:=[.D160]" office:value-type="float" office:value="500" calcext:value-type="float">
            <text:p>50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35" calcext:value-type="float">
            <text:p>35</text:p>
          </table:table-cell>
          <table:table-cell table:formula="of:=[.G1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(EXP(-([.B162]-[.F162])*([.B162]-[.F162]) / (2*[.G162]*[.G162])) + [.E162])*[.D162]" office:value-type="float" office:value="98.9493495418073" calcext:value-type="float">
            <text:p>98,9493495418073</text:p>
          </table:table-cell>
          <table:table-cell table:formula="of:=[.D161]" office:value-type="float" office:value="500" calcext:value-type="float">
            <text:p>50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35" calcext:value-type="float">
            <text:p>35</text:p>
          </table:table-cell>
          <table:table-cell table:formula="of:=[.G1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(EXP(-([.B163]-[.F163])*([.B163]-[.F163]) / (2*[.G163]*[.G163])) + [.E163])*[.D163]" office:value-type="float" office:value="96.4275329056203" calcext:value-type="float">
            <text:p>96,4275329056203</text:p>
          </table:table-cell>
          <table:table-cell table:formula="of:=[.D162]" office:value-type="float" office:value="500" calcext:value-type="float">
            <text:p>50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35" calcext:value-type="float">
            <text:p>35</text:p>
          </table:table-cell>
          <table:table-cell table:formula="of:=[.G1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(EXP(-([.B164]-[.F164])*([.B164]-[.F164]) / (2*[.G164]*[.G164])) + [.E164])*[.D164]" office:value-type="float" office:value="93.9508115312824" calcext:value-type="float">
            <text:p>93,9508115312824</text:p>
          </table:table-cell>
          <table:table-cell table:formula="of:=[.D163]" office:value-type="float" office:value="500" calcext:value-type="float">
            <text:p>50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35" calcext:value-type="float">
            <text:p>35</text:p>
          </table:table-cell>
          <table:table-cell table:formula="of:=[.G1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(EXP(-([.B165]-[.F165])*([.B165]-[.F165]) / (2*[.G165]*[.G165])) + [.E165])*[.D165]" office:value-type="float" office:value="91.5190249786529" calcext:value-type="float">
            <text:p>91,5190249786529</text:p>
          </table:table-cell>
          <table:table-cell table:formula="of:=[.D164]" office:value-type="float" office:value="500" calcext:value-type="float">
            <text:p>50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35" calcext:value-type="float">
            <text:p>35</text:p>
          </table:table-cell>
          <table:table-cell table:formula="of:=[.G1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(EXP(-([.B166]-[.F166])*([.B166]-[.F166]) / (2*[.G166]*[.G166])) + [.E166])*[.D166]" office:value-type="float" office:value="89.131989792524" calcext:value-type="float">
            <text:p>89,131989792524</text:p>
          </table:table-cell>
          <table:table-cell table:formula="of:=[.D165]" office:value-type="float" office:value="500" calcext:value-type="float">
            <text:p>50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35" calcext:value-type="float">
            <text:p>35</text:p>
          </table:table-cell>
          <table:table-cell table:formula="of:=[.G1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(EXP(-([.B167]-[.F167])*([.B167]-[.F167]) / (2*[.G167]*[.G167])) + [.E167])*[.D167]" office:value-type="float" office:value="86.7895002460845" calcext:value-type="float">
            <text:p>86,7895002460845</text:p>
          </table:table-cell>
          <table:table-cell table:formula="of:=[.D166]" office:value-type="float" office:value="500" calcext:value-type="float">
            <text:p>50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35" calcext:value-type="float">
            <text:p>35</text:p>
          </table:table-cell>
          <table:table-cell table:formula="of:=[.G1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(EXP(-([.B168]-[.F168])*([.B168]-[.F168]) / (2*[.G168]*[.G168])) + [.E168])*[.D168]" office:value-type="float" office:value="84.4913290874932" calcext:value-type="float">
            <text:p>84,4913290874932</text:p>
          </table:table-cell>
          <table:table-cell table:formula="of:=[.D167]" office:value-type="float" office:value="500" calcext:value-type="float">
            <text:p>50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35" calcext:value-type="float">
            <text:p>35</text:p>
          </table:table-cell>
          <table:table-cell table:formula="of:=[.G1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(EXP(-([.B169]-[.F169])*([.B169]-[.F169]) / (2*[.G169]*[.G169])) + [.E169])*[.D169]" office:value-type="float" office:value="82.2372282885775" calcext:value-type="float">
            <text:p>82,2372282885775</text:p>
          </table:table-cell>
          <table:table-cell table:formula="of:=[.D168]" office:value-type="float" office:value="500" calcext:value-type="float">
            <text:p>50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35" calcext:value-type="float">
            <text:p>35</text:p>
          </table:table-cell>
          <table:table-cell table:formula="of:=[.G1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(EXP(-([.B170]-[.F170])*([.B170]-[.F170]) / (2*[.G170]*[.G170])) + [.E170])*[.D170]" office:value-type="float" office:value="80.0269297946997" calcext:value-type="float">
            <text:p>80,0269297946997</text:p>
          </table:table-cell>
          <table:table-cell table:formula="of:=[.D169]" office:value-type="float" office:value="500" calcext:value-type="float">
            <text:p>50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35" calcext:value-type="float">
            <text:p>35</text:p>
          </table:table-cell>
          <table:table-cell table:formula="of:=[.G1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(EXP(-([.B171]-[.F171])*([.B171]-[.F171]) / (2*[.G171]*[.G171])) + [.E171])*[.D171]" office:value-type="float" office:value="77.8601462748522" calcext:value-type="float">
            <text:p>77,8601462748522</text:p>
          </table:table-cell>
          <table:table-cell table:formula="of:=[.D170]" office:value-type="float" office:value="500" calcext:value-type="float">
            <text:p>50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35" calcext:value-type="float">
            <text:p>35</text:p>
          </table:table-cell>
          <table:table-cell table:formula="of:=[.G1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(EXP(-([.B172]-[.F172])*([.B172]-[.F172]) / (2*[.G172]*[.G172])) + [.E172])*[.D172]" office:value-type="float" office:value="75.7365718710695" calcext:value-type="float">
            <text:p>75,7365718710695</text:p>
          </table:table-cell>
          <table:table-cell table:formula="of:=[.D171]" office:value-type="float" office:value="500" calcext:value-type="float">
            <text:p>50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35" calcext:value-type="float">
            <text:p>35</text:p>
          </table:table-cell>
          <table:table-cell table:formula="of:=[.G1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(EXP(-([.B173]-[.F173])*([.B173]-[.F173]) / (2*[.G173]*[.G173])) + [.E173])*[.D173]" office:value-type="float" office:value="73.655882946272" calcext:value-type="float">
            <text:p>73,655882946272</text:p>
          </table:table-cell>
          <table:table-cell table:formula="of:=[.D172]" office:value-type="float" office:value="500" calcext:value-type="float">
            <text:p>50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35" calcext:value-type="float">
            <text:p>35</text:p>
          </table:table-cell>
          <table:table-cell table:formula="of:=[.G1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(EXP(-([.B174]-[.F174])*([.B174]-[.F174]) / (2*[.G174]*[.G174])) + [.E174])*[.D174]" office:value-type="float" office:value="71.617738829679" calcext:value-type="float">
            <text:p>71,617738829679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35" calcext:value-type="float">
            <text:p>35</text:p>
          </table:table-cell>
          <table:table-cell table:formula="of:=[.G1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(EXP(-([.B175]-[.F175])*([.B175]-[.F175]) / (2*[.G175]*[.G175])) + [.E175])*[.D175]" office:value-type="float" office:value="69.6217825589584" calcext:value-type="float">
            <text:p>69,6217825589584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35" calcext:value-type="float">
            <text:p>35</text:p>
          </table:table-cell>
          <table:table-cell table:formula="of:=[.G1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(EXP(-([.B176]-[.F176])*([.B176]-[.F176]) / (2*[.G176]*[.G176])) + [.E176])*[.D176]" office:value-type="float" office:value="67.6676416183063" calcext:value-type="float">
            <text:p>67,6676416183063</text:p>
          </table:table-cell>
          <table:table-cell table:formula="of:=[.D175]" office:value-type="float" office:value="500" calcext:value-type="float">
            <text:p>50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35" calcext:value-type="float">
            <text:p>35</text:p>
          </table:table-cell>
          <table:table-cell table:formula="of:=[.G1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(EXP(-([.B177]-[.F177])*([.B177]-[.F177]) / (2*[.G177]*[.G177])) + [.E177])*[.D177]" office:value-type="float" office:value="65.7549286716783" calcext:value-type="float">
            <text:p>65,7549286716783</text:p>
          </table:table-cell>
          <table:table-cell table:formula="of:=[.D176]" office:value-type="float" office:value="500" calcext:value-type="float">
            <text:p>50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35" calcext:value-type="float">
            <text:p>35</text:p>
          </table:table-cell>
          <table:table-cell table:formula="of:=[.G1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(EXP(-([.B178]-[.F178])*([.B178]-[.F178]) / (2*[.G178]*[.G178])) + [.E178])*[.D178]" office:value-type="float" office:value="63.8832422904218" calcext:value-type="float">
            <text:p>63,8832422904218</text:p>
          </table:table-cell>
          <table:table-cell table:formula="of:=[.D177]" office:value-type="float" office:value="500" calcext:value-type="float">
            <text:p>50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35" calcext:value-type="float">
            <text:p>35</text:p>
          </table:table-cell>
          <table:table-cell table:formula="of:=[.G1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(EXP(-([.B179]-[.F179])*([.B179]-[.F179]) / (2*[.G179]*[.G179])) + [.E179])*[.D179]" office:value-type="float" office:value="62.0521676745895" calcext:value-type="float">
            <text:p>62,0521676745895</text:p>
          </table:table-cell>
          <table:table-cell table:formula="of:=[.D178]" office:value-type="float" office:value="500" calcext:value-type="float">
            <text:p>50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35" calcext:value-type="float">
            <text:p>35</text:p>
          </table:table-cell>
          <table:table-cell table:formula="of:=[.G1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(EXP(-([.B180]-[.F180])*([.B180]-[.F180]) / (2*[.G180]*[.G180])) + [.E180])*[.D180]" office:value-type="float" office:value="60.2612773672412" calcext:value-type="float">
            <text:p>60,2612773672412</text:p>
          </table:table-cell>
          <table:table-cell table:formula="of:=[.D179]" office:value-type="float" office:value="500" calcext:value-type="float">
            <text:p>50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35" calcext:value-type="float">
            <text:p>35</text:p>
          </table:table-cell>
          <table:table-cell table:formula="of:=[.G1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(EXP(-([.B181]-[.F181])*([.B181]-[.F181]) / (2*[.G181]*[.G181])) + [.E181])*[.D181]" office:value-type="float" office:value="58.5101319610717" calcext:value-type="float">
            <text:p>58,5101319610717</text:p>
          </table:table-cell>
          <table:table-cell table:formula="of:=[.D180]" office:value-type="float" office:value="500" calcext:value-type="float">
            <text:p>50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35" calcext:value-type="float">
            <text:p>35</text:p>
          </table:table-cell>
          <table:table-cell table:formula="of:=[.G1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(EXP(-([.B182]-[.F182])*([.B182]-[.F182]) / (2*[.G182]*[.G182])) + [.E182])*[.D182]" office:value-type="float" office:value="56.7982807967322" calcext:value-type="float">
            <text:p>56,7982807967322</text:p>
          </table:table-cell>
          <table:table-cell table:formula="of:=[.D181]" office:value-type="float" office:value="500" calcext:value-type="float">
            <text:p>50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35" calcext:value-type="float">
            <text:p>35</text:p>
          </table:table-cell>
          <table:table-cell table:formula="of:=[.G1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(EXP(-([.B183]-[.F183])*([.B183]-[.F183]) / (2*[.G183]*[.G183])) + [.E183])*[.D183]" office:value-type="float" office:value="55.1252626522426" calcext:value-type="float">
            <text:p>55,1252626522426</text:p>
          </table:table-cell>
          <table:table-cell table:formula="of:=[.D182]" office:value-type="float" office:value="500" calcext:value-type="float">
            <text:p>50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35" calcext:value-type="float">
            <text:p>35</text:p>
          </table:table-cell>
          <table:table-cell table:formula="of:=[.G1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(EXP(-([.B184]-[.F184])*([.B184]-[.F184]) / (2*[.G184]*[.G184])) + [.E184])*[.D184]" office:value-type="float" office:value="53.4906064229217" calcext:value-type="float">
            <text:p>53,4906064229217</text:p>
          </table:table-cell>
          <table:table-cell table:formula="of:=[.D183]" office:value-type="float" office:value="500" calcext:value-type="float">
            <text:p>50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35" calcext:value-type="float">
            <text:p>35</text:p>
          </table:table-cell>
          <table:table-cell table:formula="of:=[.G1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(EXP(-([.B185]-[.F185])*([.B185]-[.F185]) / (2*[.G185]*[.G185])) + [.E185])*[.D185]" office:value-type="float" office:value="51.8938317912922" calcext:value-type="float">
            <text:p>51,8938317912922</text:p>
          </table:table-cell>
          <table:table-cell table:formula="of:=[.D184]" office:value-type="float" office:value="500" calcext:value-type="float">
            <text:p>50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35" calcext:value-type="float">
            <text:p>35</text:p>
          </table:table-cell>
          <table:table-cell table:formula="of:=[.G1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(EXP(-([.B186]-[.F186])*([.B186]-[.F186]) / (2*[.G186]*[.G186])) + [.E186])*[.D186]" office:value-type="float" office:value="50.3344498864489" calcext:value-type="float">
            <text:p>50,3344498864489</text:p>
          </table:table-cell>
          <table:table-cell table:formula="of:=[.D185]" office:value-type="float" office:value="500" calcext:value-type="float">
            <text:p>50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35" calcext:value-type="float">
            <text:p>35</text:p>
          </table:table-cell>
          <table:table-cell table:formula="of:=[.G1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(EXP(-([.B187]-[.F187])*([.B187]-[.F187]) / (2*[.G187]*[.G187])) + [.E187])*[.D187]" office:value-type="float" office:value="48.8119639324055" calcext:value-type="float">
            <text:p>48,8119639324055</text:p>
          </table:table-cell>
          <table:table-cell table:formula="of:=[.D186]" office:value-type="float" office:value="500" calcext:value-type="float">
            <text:p>50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35" calcext:value-type="float">
            <text:p>35</text:p>
          </table:table-cell>
          <table:table-cell table:formula="of:=[.G1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(EXP(-([.B188]-[.F188])*([.B188]-[.F188]) / (2*[.G188]*[.G188])) + [.E188])*[.D188]" office:value-type="float" office:value="47.3258698849694" calcext:value-type="float">
            <text:p>47,3258698849694</text:p>
          </table:table-cell>
          <table:table-cell table:formula="of:=[.D187]" office:value-type="float" office:value="500" calcext:value-type="float">
            <text:p>50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35" calcext:value-type="float">
            <text:p>35</text:p>
          </table:table-cell>
          <table:table-cell table:formula="of:=[.G1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(EXP(-([.B189]-[.F189])*([.B189]-[.F189]) / (2*[.G189]*[.G189])) + [.E189])*[.D189]" office:value-type="float" office:value="45.8756570567192" calcext:value-type="float">
            <text:p>45,8756570567192</text:p>
          </table:table-cell>
          <table:table-cell table:formula="of:=[.D188]" office:value-type="float" office:value="500" calcext:value-type="float">
            <text:p>50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35" calcext:value-type="float">
            <text:p>35</text:p>
          </table:table-cell>
          <table:table-cell table:formula="of:=[.G1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(EXP(-([.B190]-[.F190])*([.B190]-[.F190]) / (2*[.G190]*[.G190])) + [.E190])*[.D190]" office:value-type="float" office:value="44.4608087296932" calcext:value-type="float">
            <text:p>44,4608087296932</text:p>
          </table:table-cell>
          <table:table-cell table:formula="of:=[.D189]" office:value-type="float" office:value="500" calcext:value-type="float">
            <text:p>50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35" calcext:value-type="float">
            <text:p>35</text:p>
          </table:table-cell>
          <table:table-cell table:formula="of:=[.G1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(EXP(-([.B191]-[.F191])*([.B191]-[.F191]) / (2*[.G191]*[.G191])) + [.E191])*[.D191]" office:value-type="float" office:value="43.0808027554219" calcext:value-type="float">
            <text:p>43,0808027554219</text:p>
          </table:table-cell>
          <table:table-cell table:formula="of:=[.D190]" office:value-type="float" office:value="500" calcext:value-type="float">
            <text:p>50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35" calcext:value-type="float">
            <text:p>35</text:p>
          </table:table-cell>
          <table:table-cell table:formula="of:=[.G1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(EXP(-([.B192]-[.F192])*([.B192]-[.F192]) / (2*[.G192]*[.G192])) + [.E192])*[.D192]" office:value-type="float" office:value="41.7351121419723" calcext:value-type="float">
            <text:p>41,7351121419723</text:p>
          </table:table-cell>
          <table:table-cell table:formula="of:=[.D191]" office:value-type="float" office:value="500" calcext:value-type="float">
            <text:p>50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35" calcext:value-type="float">
            <text:p>35</text:p>
          </table:table-cell>
          <table:table-cell table:formula="of:=[.G1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(EXP(-([.B193]-[.F193])*([.B193]-[.F193]) / (2*[.G193]*[.G193])) + [.E193])*[.D193]" office:value-type="float" office:value="40.4232056276936" calcext:value-type="float">
            <text:p>40,4232056276936</text:p>
          </table:table-cell>
          <table:table-cell table:formula="of:=[.D192]" office:value-type="float" office:value="500" calcext:value-type="float">
            <text:p>50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35" calcext:value-type="float">
            <text:p>35</text:p>
          </table:table-cell>
          <table:table-cell table:formula="of:=[.G1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(EXP(-([.B194]-[.F194])*([.B194]-[.F194]) / (2*[.G194]*[.G194])) + [.E194])*[.D194]" office:value-type="float" office:value="39.1445482413887" calcext:value-type="float">
            <text:p>39,1445482413887</text:p>
          </table:table-cell>
          <table:table-cell table:formula="of:=[.D193]" office:value-type="float" office:value="500" calcext:value-type="float">
            <text:p>50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35" calcext:value-type="float">
            <text:p>35</text:p>
          </table:table-cell>
          <table:table-cell table:formula="of:=[.G1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(EXP(-([.B195]-[.F195])*([.B195]-[.F195]) / (2*[.G195]*[.G195])) + [.E195])*[.D195]" office:value-type="float" office:value="37.8986018486577" calcext:value-type="float">
            <text:p>37,8986018486577</text:p>
          </table:table-cell>
          <table:table-cell table:formula="of:=[.D194]" office:value-type="float" office:value="500" calcext:value-type="float">
            <text:p>50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35" calcext:value-type="float">
            <text:p>35</text:p>
          </table:table-cell>
          <table:table-cell table:formula="of:=[.G1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(EXP(-([.B196]-[.F196])*([.B196]-[.F196]) / (2*[.G196]*[.G196])) + [.E196])*[.D196]" office:value-type="float" office:value="36.6848256841914" calcext:value-type="float">
            <text:p>36,6848256841914</text:p>
          </table:table-cell>
          <table:table-cell table:formula="of:=[.D195]" office:value-type="float" office:value="500" calcext:value-type="float">
            <text:p>50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35" calcext:value-type="float">
            <text:p>35</text:p>
          </table:table-cell>
          <table:table-cell table:formula="of:=[.G1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(EXP(-([.B197]-[.F197])*([.B197]-[.F197]) / (2*[.G197]*[.G197])) + [.E197])*[.D197]" office:value-type="float" office:value="35.5026768698185" calcext:value-type="float">
            <text:p>35,5026768698185</text:p>
          </table:table-cell>
          <table:table-cell table:formula="of:=[.D196]" office:value-type="float" office:value="500" calcext:value-type="float">
            <text:p>50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35" calcext:value-type="float">
            <text:p>35</text:p>
          </table:table-cell>
          <table:table-cell table:formula="of:=[.G1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(EXP(-([.B198]-[.F198])*([.B198]-[.F198]) / (2*[.G198]*[.G198])) + [.E198])*[.D198]" office:value-type="float" office:value="34.3516109181331" calcext:value-type="float">
            <text:p>34,3516109181331</text:p>
          </table:table-cell>
          <table:table-cell table:formula="of:=[.D197]" office:value-type="float" office:value="500" calcext:value-type="float">
            <text:p>50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35" calcext:value-type="float">
            <text:p>35</text:p>
          </table:table-cell>
          <table:table-cell table:formula="of:=[.G1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(EXP(-([.B199]-[.F199])*([.B199]-[.F199]) / (2*[.G199]*[.G199])) + [.E199])*[.D199]" office:value-type="float" office:value="33.231082221561" calcext:value-type="float">
            <text:p>33,231082221561</text:p>
          </table:table-cell>
          <table:table-cell table:formula="of:=[.D198]" office:value-type="float" office:value="500" calcext:value-type="float">
            <text:p>50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35" calcext:value-type="float">
            <text:p>35</text:p>
          </table:table-cell>
          <table:table-cell table:formula="of:=[.G1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(EXP(-([.B200]-[.F200])*([.B200]-[.F200]) / (2*[.G200]*[.G200])) + [.E200])*[.D200]" office:value-type="float" office:value="32.1405445267426" calcext:value-type="float">
            <text:p>32,1405445267426</text:p>
          </table:table-cell>
          <table:table-cell table:formula="of:=[.D199]" office:value-type="float" office:value="500" calcext:value-type="float">
            <text:p>50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35" calcext:value-type="float">
            <text:p>35</text:p>
          </table:table-cell>
          <table:table-cell table:formula="of:=[.G1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(EXP(-([.B201]-[.F201])*([.B201]-[.F201]) / (2*[.G201]*[.G201])) + [.E201])*[.D201]" office:value-type="float" office:value="31.079451394138" calcext:value-type="float">
            <text:p>31,079451394138</text:p>
          </table:table-cell>
          <table:table-cell table:formula="of:=[.D200]" office:value-type="float" office:value="500" calcext:value-type="float">
            <text:p>50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35" calcext:value-type="float">
            <text:p>35</text:p>
          </table:table-cell>
          <table:table-cell table:formula="of:=[.G2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(EXP(-([.B202]-[.F202])*([.B202]-[.F202]) / (2*[.G202]*[.G202])) + [.E202])*[.D202]" office:value-type="float" office:value="30.0472566427827" calcext:value-type="float">
            <text:p>30,0472566427827</text:p>
          </table:table-cell>
          <table:table-cell table:formula="of:=[.D201]" office:value-type="float" office:value="500" calcext:value-type="float">
            <text:p>50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35" calcext:value-type="float">
            <text:p>35</text:p>
          </table:table-cell>
          <table:table-cell table:formula="of:=[.G2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(EXP(-([.B203]-[.F203])*([.B203]-[.F203]) / (2*[.G203]*[.G203])) + [.E203])*[.D203]" office:value-type="float" office:value="29.0434147801462" calcext:value-type="float">
            <text:p>29,0434147801462</text:p>
          </table:table-cell>
          <table:table-cell table:formula="of:=[.D202]" office:value-type="float" office:value="500" calcext:value-type="float">
            <text:p>50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35" calcext:value-type="float">
            <text:p>35</text:p>
          </table:table-cell>
          <table:table-cell table:formula="of:=[.G2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(EXP(-([.B204]-[.F204])*([.B204]-[.F204]) / (2*[.G204]*[.G204])) + [.E204])*[.D204]" office:value-type="float" office:value="28.0673814170669" calcext:value-type="float">
            <text:p>28,0673814170669</text:p>
          </table:table-cell>
          <table:table-cell table:formula="of:=[.D203]" office:value-type="float" office:value="500" calcext:value-type="float">
            <text:p>50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35" calcext:value-type="float">
            <text:p>35</text:p>
          </table:table-cell>
          <table:table-cell table:formula="of:=[.G2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(EXP(-([.B205]-[.F205])*([.B205]-[.F205]) / (2*[.G205]*[.G205])) + [.E205])*[.D205]" office:value-type="float" office:value="27.1186136677593" calcext:value-type="float">
            <text:p>27,1186136677593</text:p>
          </table:table-cell>
          <table:table-cell table:formula="of:=[.D204]" office:value-type="float" office:value="500" calcext:value-type="float">
            <text:p>50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35" calcext:value-type="float">
            <text:p>35</text:p>
          </table:table-cell>
          <table:table-cell table:formula="of:=[.G2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(EXP(-([.B206]-[.F206])*([.B206]-[.F206]) / (2*[.G206]*[.G206])) + [.E206])*[.D206]" office:value-type="float" office:value="26.1965705349128" calcext:value-type="float">
            <text:p>26,1965705349128</text:p>
          </table:table-cell>
          <table:table-cell table:formula="of:=[.D205]" office:value-type="float" office:value="500" calcext:value-type="float">
            <text:p>50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35" calcext:value-type="float">
            <text:p>35</text:p>
          </table:table-cell>
          <table:table-cell table:formula="of:=[.G2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(EXP(-([.B207]-[.F207])*([.B207]-[.F207]) / (2*[.G207]*[.G207])) + [.E207])*[.D207]" office:value-type="float" office:value="25.3007132799158" calcext:value-type="float">
            <text:p>25,3007132799158</text:p>
          </table:table-cell>
          <table:table-cell table:formula="of:=[.D206]" office:value-type="float" office:value="500" calcext:value-type="float">
            <text:p>50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35" calcext:value-type="float">
            <text:p>35</text:p>
          </table:table-cell>
          <table:table-cell table:formula="of:=[.G2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(EXP(-([.B208]-[.F208])*([.B208]-[.F208]) / (2*[.G208]*[.G208])) + [.E208])*[.D208]" office:value-type="float" office:value="24.4305057782664" calcext:value-type="float">
            <text:p>24,4305057782664</text:p>
          </table:table-cell>
          <table:table-cell table:formula="of:=[.D207]" office:value-type="float" office:value="500" calcext:value-type="float">
            <text:p>50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35" calcext:value-type="float">
            <text:p>35</text:p>
          </table:table-cell>
          <table:table-cell table:formula="of:=[.G2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(EXP(-([.B209]-[.F209])*([.B209]-[.F209]) / (2*[.G209]*[.G209])) + [.E209])*[.D209]" office:value-type="float" office:value="23.5854148602428" calcext:value-type="float">
            <text:p>23,5854148602428</text:p>
          </table:table-cell>
          <table:table-cell table:formula="of:=[.D208]" office:value-type="float" office:value="500" calcext:value-type="float">
            <text:p>50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35" calcext:value-type="float">
            <text:p>35</text:p>
          </table:table-cell>
          <table:table-cell table:formula="of:=[.G2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(EXP(-([.B210]-[.F210])*([.B210]-[.F210]) / (2*[.G210]*[.G210])) + [.E210])*[.D210]" office:value-type="float" office:value="22.7649106369284" calcext:value-type="float">
            <text:p>22,7649106369284</text:p>
          </table:table-cell>
          <table:table-cell table:formula="of:=[.D209]" office:value-type="float" office:value="500" calcext:value-type="float">
            <text:p>50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35" calcext:value-type="float">
            <text:p>35</text:p>
          </table:table-cell>
          <table:table-cell table:formula="of:=[.G2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(EXP(-([.B211]-[.F211])*([.B211]-[.F211]) / (2*[.G211]*[.G211])) + [.E211])*[.D211]" office:value-type="float" office:value="21.9684668117037" calcext:value-type="float">
            <text:p>21,9684668117037</text:p>
          </table:table-cell>
          <table:table-cell table:formula="of:=[.D210]" office:value-type="float" office:value="500" calcext:value-type="float">
            <text:p>50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35" calcext:value-type="float">
            <text:p>35</text:p>
          </table:table-cell>
          <table:table-cell table:formula="of:=[.G2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(EXP(-([.B212]-[.F212])*([.B212]-[.F212]) / (2*[.G212]*[.G212])) + [.E212])*[.D212]" office:value-type="float" office:value="21.1955609773322" calcext:value-type="float">
            <text:p>21,1955609773322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35" calcext:value-type="float">
            <text:p>35</text:p>
          </table:table-cell>
          <table:table-cell table:formula="of:=[.G2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(EXP(-([.B213]-[.F213])*([.B213]-[.F213]) / (2*[.G213]*[.G213])) + [.E213])*[.D213]" office:value-type="float" office:value="20.445674898784" calcext:value-type="float">
            <text:p>20,445674898784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35" calcext:value-type="float">
            <text:p>35</text:p>
          </table:table-cell>
          <table:table-cell table:formula="of:=[.G2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(EXP(-([.B214]-[.F214])*([.B214]-[.F214]) / (2*[.G214]*[.G214])) + [.E214])*[.D214]" office:value-type="float" office:value="19.7182947819566" calcext:value-type="float">
            <text:p>19,7182947819566</text:p>
          </table:table-cell>
          <table:table-cell table:formula="of:=[.D213]" office:value-type="float" office:value="500" calcext:value-type="float">
            <text:p>50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35" calcext:value-type="float">
            <text:p>35</text:p>
          </table:table-cell>
          <table:table-cell table:formula="of:=[.G2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(EXP(-([.B215]-[.F215])*([.B215]-[.F215]) / (2*[.G215]*[.G215])) + [.E215])*[.D215]" office:value-type="float" office:value="19.0129115284651" calcext:value-type="float">
            <text:p>19,012911528465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35" calcext:value-type="float">
            <text:p>35</text:p>
          </table:table-cell>
          <table:table-cell table:formula="of:=[.G2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(EXP(-([.B216]-[.F216])*([.B216]-[.F216]) / (2*[.G216]*[.G216])) + [.E216])*[.D216]" office:value-type="float" office:value="18.329020976689" calcext:value-type="float">
            <text:p>18,329020976689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35" calcext:value-type="float">
            <text:p>35</text:p>
          </table:table-cell>
          <table:table-cell table:formula="of:=[.G2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(EXP(-([.B217]-[.F217])*([.B217]-[.F217]) / (2*[.G217]*[.G217])) + [.E217])*[.D217]" office:value-type="float" office:value="17.666124129274" calcext:value-type="float">
            <text:p>17,666124129274</text:p>
          </table:table-cell>
          <table:table-cell table:formula="of:=[.D216]" office:value-type="float" office:value="500" calcext:value-type="float">
            <text:p>50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35" calcext:value-type="float">
            <text:p>35</text:p>
          </table:table-cell>
          <table:table-cell table:formula="of:=[.G2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(EXP(-([.B218]-[.F218])*([.B218]-[.F218]) / (2*[.G218]*[.G218])) + [.E218])*[.D218]" office:value-type="float" office:value="17.0237273672997" calcext:value-type="float">
            <text:p>17,0237273672997</text:p>
          </table:table-cell>
          <table:table-cell table:formula="of:=[.D217]" office:value-type="float" office:value="500" calcext:value-type="float">
            <text:p>50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35" calcext:value-type="float">
            <text:p>35</text:p>
          </table:table-cell>
          <table:table-cell table:formula="of:=[.G2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(EXP(-([.B219]-[.F219])*([.B219]-[.F219]) / (2*[.G219]*[.G219])) + [.E219])*[.D219]" office:value-type="float" office:value="16.4013426513366" calcext:value-type="float">
            <text:p>16,4013426513366</text:p>
          </table:table-cell>
          <table:table-cell table:formula="of:=[.D218]" office:value-type="float" office:value="500" calcext:value-type="float">
            <text:p>50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35" calcext:value-type="float">
            <text:p>35</text:p>
          </table:table-cell>
          <table:table-cell table:formula="of:=[.G2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(EXP(-([.B220]-[.F220])*([.B220]-[.F220]) / (2*[.G220]*[.G220])) + [.E220])*[.D220]" office:value-type="float" office:value="15.7984877096231" calcext:value-type="float">
            <text:p>15,7984877096231</text:p>
          </table:table-cell>
          <table:table-cell table:formula="of:=[.D219]" office:value-type="float" office:value="500" calcext:value-type="float">
            <text:p>50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35" calcext:value-type="float">
            <text:p>35</text:p>
          </table:table-cell>
          <table:table-cell table:formula="of:=[.G2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(EXP(-([.B221]-[.F221])*([.B221]-[.F221]) / (2*[.G221]*[.G221])) + [.E221])*[.D221]" office:value-type="float" office:value="15.214686213606" calcext:value-type="float">
            <text:p>15,214686213606</text:p>
          </table:table-cell>
          <table:table-cell table:formula="of:=[.D220]" office:value-type="float" office:value="500" calcext:value-type="float">
            <text:p>50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35" calcext:value-type="float">
            <text:p>35</text:p>
          </table:table-cell>
          <table:table-cell table:formula="of:=[.G2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(EXP(-([.B222]-[.F222])*([.B222]-[.F222]) / (2*[.G222]*[.G222])) + [.E222])*[.D222]" office:value-type="float" office:value="14.6494679410946" calcext:value-type="float">
            <text:p>14,6494679410946</text:p>
          </table:table-cell>
          <table:table-cell table:formula="of:=[.D221]" office:value-type="float" office:value="500" calcext:value-type="float">
            <text:p>50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35" calcext:value-type="float">
            <text:p>35</text:p>
          </table:table-cell>
          <table:table-cell table:formula="of:=[.G2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(EXP(-([.B223]-[.F223])*([.B223]-[.F223]) / (2*[.G223]*[.G223])) + [.E223])*[.D223]" office:value-type="float" office:value="14.1023689272885" calcext:value-type="float">
            <text:p>14,1023689272885</text:p>
          </table:table-cell>
          <table:table-cell table:formula="of:=[.D222]" office:value-type="float" office:value="500" calcext:value-type="float">
            <text:p>50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35" calcext:value-type="float">
            <text:p>35</text:p>
          </table:table-cell>
          <table:table-cell table:formula="of:=[.G2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(EXP(-([.B224]-[.F224])*([.B224]-[.F224]) / (2*[.G224]*[.G224])) + [.E224])*[.D224]" office:value-type="float" office:value="13.572931603945" calcext:value-type="float">
            <text:p>13,572931603945</text:p>
          </table:table-cell>
          <table:table-cell table:formula="of:=[.D223]" office:value-type="float" office:value="500" calcext:value-type="float">
            <text:p>50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35" calcext:value-type="float">
            <text:p>35</text:p>
          </table:table-cell>
          <table:table-cell table:formula="of:=[.G2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(EXP(-([.B225]-[.F225])*([.B225]-[.F225]) / (2*[.G225]*[.G225])) + [.E225])*[.D225]" office:value-type="float" office:value="13.0607049269591" calcext:value-type="float">
            <text:p>13,0607049269591</text:p>
          </table:table-cell>
          <table:table-cell table:formula="of:=[.D224]" office:value-type="float" office:value="500" calcext:value-type="float">
            <text:p>50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35" calcext:value-type="float">
            <text:p>35</text:p>
          </table:table-cell>
          <table:table-cell table:formula="of:=[.G2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(EXP(-([.B226]-[.F226])*([.B226]-[.F226]) / (2*[.G226]*[.G226])) + [.E226])*[.D226]" office:value-type="float" office:value="12.5652444926372" calcext:value-type="float">
            <text:p>12,5652444926372</text:p>
          </table:table-cell>
          <table:table-cell table:formula="of:=[.D225]" office:value-type="float" office:value="500" calcext:value-type="float">
            <text:p>50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35" calcext:value-type="float">
            <text:p>35</text:p>
          </table:table-cell>
          <table:table-cell table:formula="of:=[.G2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(EXP(-([.B227]-[.F227])*([.B227]-[.F227]) / (2*[.G227]*[.G227])) + [.E227])*[.D227]" office:value-type="float" office:value="12.0861126429473" calcext:value-type="float">
            <text:p>12,0861126429473</text:p>
          </table:table-cell>
          <table:table-cell table:formula="of:=[.D226]" office:value-type="float" office:value="500" calcext:value-type="float">
            <text:p>50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35" calcext:value-type="float">
            <text:p>35</text:p>
          </table:table-cell>
          <table:table-cell table:formula="of:=[.G2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(EXP(-([.B228]-[.F228])*([.B228]-[.F228]) / (2*[.G228]*[.G228])) + [.E228])*[.D228]" office:value-type="float" office:value="11.6228785600365" calcext:value-type="float">
            <text:p>11,6228785600365</text:p>
          </table:table-cell>
          <table:table-cell table:formula="of:=[.D227]" office:value-type="float" office:value="500" calcext:value-type="float">
            <text:p>50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35" calcext:value-type="float">
            <text:p>35</text:p>
          </table:table-cell>
          <table:table-cell table:formula="of:=[.G2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(EXP(-([.B229]-[.F229])*([.B229]-[.F229]) / (2*[.G229]*[.G229])) + [.E229])*[.D229]" office:value-type="float" office:value="11.1751183503093" calcext:value-type="float">
            <text:p>11,1751183503093</text:p>
          </table:table-cell>
          <table:table-cell table:formula="of:=[.D228]" office:value-type="float" office:value="500" calcext:value-type="float">
            <text:p>50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35" calcext:value-type="float">
            <text:p>35</text:p>
          </table:table-cell>
          <table:table-cell table:formula="of:=[.G2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(EXP(-([.B230]-[.F230])*([.B230]-[.F230]) / (2*[.G230]*[.G230])) + [.E230])*[.D230]" office:value-type="float" office:value="10.7424151183628" calcext:value-type="float">
            <text:p>10,7424151183628</text:p>
          </table:table-cell>
          <table:table-cell table:formula="of:=[.D229]" office:value-type="float" office:value="500" calcext:value-type="float">
            <text:p>50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35" calcext:value-type="float">
            <text:p>35</text:p>
          </table:table-cell>
          <table:table-cell table:formula="of:=[.G2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(EXP(-([.B231]-[.F231])*([.B231]-[.F231]) / (2*[.G231]*[.G231])) + [.E231])*[.D231]" office:value-type="float" office:value="10.3243590310806" calcext:value-type="float">
            <text:p>10,3243590310806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35" calcext:value-type="float">
            <text:p>35</text:p>
          </table:table-cell>
          <table:table-cell table:formula="of:=[.G2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(EXP(-([.B232]-[.F232])*([.B232]-[.F232]) / (2*[.G232]*[.G232])) + [.E232])*[.D232]" office:value-type="float" office:value="9.92054737218514" calcext:value-type="float">
            <text:p>9,92054737218514</text:p>
          </table:table-cell>
          <table:table-cell table:formula="of:=[.D231]" office:value-type="float" office:value="500" calcext:value-type="float">
            <text:p>50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35" calcext:value-type="float">
            <text:p>35</text:p>
          </table:table-cell>
          <table:table-cell table:formula="of:=[.G2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(EXP(-([.B233]-[.F233])*([.B233]-[.F233]) / (2*[.G233]*[.G233])) + [.E233])*[.D233]" office:value-type="float" office:value="9.53058458755496" calcext:value-type="float">
            <text:p>9,53058458755496</text:p>
          </table:table-cell>
          <table:table-cell table:formula="of:=[.D232]" office:value-type="float" office:value="500" calcext:value-type="float">
            <text:p>50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35" calcext:value-type="float">
            <text:p>35</text:p>
          </table:table-cell>
          <table:table-cell table:formula="of:=[.G2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(EXP(-([.B234]-[.F234])*([.B234]-[.F234]) / (2*[.G234]*[.G234])) + [.E234])*[.D234]" office:value-type="float" office:value="9.15408232160959" calcext:value-type="float">
            <text:p>9,15408232160959</text:p>
          </table:table-cell>
          <table:table-cell table:formula="of:=[.D233]" office:value-type="float" office:value="500" calcext:value-type="float">
            <text:p>50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35" calcext:value-type="float">
            <text:p>35</text:p>
          </table:table-cell>
          <table:table-cell table:formula="of:=[.G2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(EXP(-([.B235]-[.F235])*([.B235]-[.F235]) / (2*[.G235]*[.G235])) + [.E235])*[.D235]" office:value-type="float" office:value="8.79065944506936" calcext:value-type="float">
            <text:p>8,79065944506936</text:p>
          </table:table-cell>
          <table:table-cell table:formula="of:=[.D234]" office:value-type="float" office:value="500" calcext:value-type="float">
            <text:p>50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35" calcext:value-type="float">
            <text:p>35</text:p>
          </table:table-cell>
          <table:table-cell table:formula="of:=[.G2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(EXP(-([.B236]-[.F236])*([.B236]-[.F236]) / (2*[.G236]*[.G236])) + [.E236])*[.D236]" office:value-type="float" office:value="8.43994207439495" calcext:value-type="float">
            <text:p>8,43994207439495</text:p>
          </table:table-cell>
          <table:table-cell table:formula="of:=[.D235]" office:value-type="float" office:value="500" calcext:value-type="float">
            <text:p>50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35" calcext:value-type="float">
            <text:p>35</text:p>
          </table:table-cell>
          <table:table-cell table:formula="of:=[.G2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(EXP(-([.B237]-[.F237])*([.B237]-[.F237]) / (2*[.G237]*[.G237])) + [.E237])*[.D237]" office:value-type="float" office:value="8.10156358321234" calcext:value-type="float">
            <text:p>8,10156358321234</text:p>
          </table:table-cell>
          <table:table-cell table:formula="of:=[.D236]" office:value-type="float" office:value="500" calcext:value-type="float">
            <text:p>50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35" calcext:value-type="float">
            <text:p>35</text:p>
          </table:table-cell>
          <table:table-cell table:formula="of:=[.G2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(EXP(-([.B238]-[.F238])*([.B238]-[.F238]) / (2*[.G238]*[.G238])) + [.E238])*[.D238]" office:value-type="float" office:value="7.77516460602748" calcext:value-type="float">
            <text:p>7,77516460602748</text:p>
          </table:table-cell>
          <table:table-cell table:formula="of:=[.D237]" office:value-type="float" office:value="500" calcext:value-type="float">
            <text:p>50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35" calcext:value-type="float">
            <text:p>35</text:p>
          </table:table-cell>
          <table:table-cell table:formula="of:=[.G2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(EXP(-([.B239]-[.F239])*([.B239]-[.F239]) / (2*[.G239]*[.G239])) + [.E239])*[.D239]" office:value-type="float" office:value="7.46039303453392" calcext:value-type="float">
            <text:p>7,46039303453392</text:p>
          </table:table-cell>
          <table:table-cell table:formula="of:=[.D238]" office:value-type="float" office:value="500" calcext:value-type="float">
            <text:p>50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35" calcext:value-type="float">
            <text:p>35</text:p>
          </table:table-cell>
          <table:table-cell table:formula="of:=[.G2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(EXP(-([.B240]-[.F240])*([.B240]-[.F240]) / (2*[.G240]*[.G240])) + [.E240])*[.D240]" office:value-type="float" office:value="7.15690400681466" calcext:value-type="float">
            <text:p>7,15690400681466</text:p>
          </table:table-cell>
          <table:table-cell table:formula="of:=[.D239]" office:value-type="float" office:value="500" calcext:value-type="float">
            <text:p>50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35" calcext:value-type="float">
            <text:p>35</text:p>
          </table:table-cell>
          <table:table-cell table:formula="of:=[.G2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(EXP(-([.B241]-[.F241])*([.B241]-[.F241]) / (2*[.G241]*[.G241])) + [.E241])*[.D241]" office:value-type="float" office:value="6.8643598897375" calcext:value-type="float">
            <text:p>6,8643598897375</text:p>
          </table:table-cell>
          <table:table-cell table:formula="of:=[.D240]" office:value-type="float" office:value="500" calcext:value-type="float">
            <text:p>50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35" calcext:value-type="float">
            <text:p>35</text:p>
          </table:table-cell>
          <table:table-cell table:formula="of:=[.G2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(EXP(-([.B242]-[.F242])*([.B242]-[.F242]) / (2*[.G242]*[.G242])) + [.E242])*[.D242]" office:value-type="float" office:value="6.58243025484047" calcext:value-type="float">
            <text:p>6,58243025484047</text:p>
          </table:table-cell>
          <table:table-cell table:formula="of:=[.D241]" office:value-type="float" office:value="500" calcext:value-type="float">
            <text:p>50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35" calcext:value-type="float">
            <text:p>35</text:p>
          </table:table-cell>
          <table:table-cell table:formula="of:=[.G2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(EXP(-([.B243]-[.F243])*([.B243]-[.F243]) / (2*[.G243]*[.G243])) + [.E243])*[.D243]" office:value-type="float" office:value="6.31079184800109" calcext:value-type="float">
            <text:p>6,31079184800109</text:p>
          </table:table-cell>
          <table:table-cell table:formula="of:=[.D242]" office:value-type="float" office:value="500" calcext:value-type="float">
            <text:p>50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35" calcext:value-type="float">
            <text:p>35</text:p>
          </table:table-cell>
          <table:table-cell table:formula="of:=[.G2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(EXP(-([.B244]-[.F244])*([.B244]-[.F244]) / (2*[.G244]*[.G244])) + [.E244])*[.D244]" office:value-type="float" office:value="6.04912855317993" calcext:value-type="float">
            <text:p>6,04912855317993</text:p>
          </table:table-cell>
          <table:table-cell table:formula="of:=[.D243]" office:value-type="float" office:value="500" calcext:value-type="float">
            <text:p>50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35" calcext:value-type="float">
            <text:p>35</text:p>
          </table:table-cell>
          <table:table-cell table:formula="of:=[.G2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(EXP(-([.B245]-[.F245])*([.B245]-[.F245]) / (2*[.G245]*[.G245])) + [.E245])*[.D245]" office:value-type="float" office:value="5.79713135052515" calcext:value-type="float">
            <text:p>5,79713135052515</text:p>
          </table:table-cell>
          <table:table-cell table:formula="of:=[.D244]" office:value-type="float" office:value="500" calcext:value-type="float">
            <text:p>50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35" calcext:value-type="float">
            <text:p>35</text:p>
          </table:table-cell>
          <table:table-cell table:formula="of:=[.G2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(EXP(-([.B246]-[.F246])*([.B246]-[.F246]) / (2*[.G246]*[.G246])) + [.E246])*[.D246]" office:value-type="float" office:value="5.55449826912115" calcext:value-type="float">
            <text:p>5,55449826912115</text:p>
          </table:table-cell>
          <table:table-cell table:formula="of:=[.D245]" office:value-type="float" office:value="500" calcext:value-type="float">
            <text:p>50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35" calcext:value-type="float">
            <text:p>35</text:p>
          </table:table-cell>
          <table:table-cell table:formula="of:=[.G2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(EXP(-([.B247]-[.F247])*([.B247]-[.F247]) / (2*[.G247]*[.G247])) + [.E247])*[.D247]" office:value-type="float" office:value="5.32093433465981" calcext:value-type="float">
            <text:p>5,32093433465981</text:p>
          </table:table-cell>
          <table:table-cell table:formula="of:=[.D246]" office:value-type="float" office:value="500" calcext:value-type="float">
            <text:p>50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35" calcext:value-type="float">
            <text:p>35</text:p>
          </table:table-cell>
          <table:table-cell table:formula="of:=[.G2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(EXP(-([.B248]-[.F248])*([.B248]-[.F248]) / (2*[.G248]*[.G248])) + [.E248])*[.D248]" office:value-type="float" office:value="5.09615151230858" calcext:value-type="float">
            <text:p>5,09615151230858</text:p>
          </table:table-cell>
          <table:table-cell table:formula="of:=[.D247]" office:value-type="float" office:value="500" calcext:value-type="float">
            <text:p>50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35" calcext:value-type="float">
            <text:p>35</text:p>
          </table:table-cell>
          <table:table-cell table:formula="of:=[.G2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(EXP(-([.B249]-[.F249])*([.B249]-[.F249]) / (2*[.G249]*[.G249])) + [.E249])*[.D249]" office:value-type="float" office:value="4.87986864504506" calcext:value-type="float">
            <text:p>4,87986864504506</text:p>
          </table:table-cell>
          <table:table-cell table:formula="of:=[.D248]" office:value-type="float" office:value="500" calcext:value-type="float">
            <text:p>50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35" calcext:value-type="float">
            <text:p>35</text:p>
          </table:table-cell>
          <table:table-cell table:formula="of:=[.G2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(EXP(-([.B250]-[.F250])*([.B250]-[.F250]) / (2*[.G250]*[.G250])) + [.E250])*[.D250]" office:value-type="float" office:value="4.67181138772234" calcext:value-type="float">
            <text:p>4,67181138772234</text:p>
          </table:table-cell>
          <table:table-cell table:formula="of:=[.D249]" office:value-type="float" office:value="500" calcext:value-type="float">
            <text:p>50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35" calcext:value-type="float">
            <text:p>35</text:p>
          </table:table-cell>
          <table:table-cell table:formula="of:=[.G2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(EXP(-([.B251]-[.F251])*([.B251]-[.F251]) / (2*[.G251]*[.G251])) + [.E251])*[.D251]" office:value-type="float" office:value="4.47171213712458" calcext:value-type="float">
            <text:p>4,47171213712458</text:p>
          </table:table-cell>
          <table:table-cell table:formula="of:=[.D250]" office:value-type="float" office:value="500" calcext:value-type="float">
            <text:p>50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35" calcext:value-type="float">
            <text:p>35</text:p>
          </table:table-cell>
          <table:table-cell table:formula="of:=[.G2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(EXP(-([.B252]-[.F252])*([.B252]-[.F252]) / (2*[.G252]*[.G252])) + [.E252])*[.D252]" office:value-type="float" office:value="4.27930995826677" calcext:value-type="float">
            <text:p>4,27930995826677</text:p>
          </table:table-cell>
          <table:table-cell table:formula="of:=[.D251]" office:value-type="float" office:value="500" calcext:value-type="float">
            <text:p>50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35" calcext:value-type="float">
            <text:p>35</text:p>
          </table:table-cell>
          <table:table-cell table:formula="of:=[.G2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(EXP(-([.B253]-[.F253])*([.B253]-[.F253]) / (2*[.G253]*[.G253])) + [.E253])*[.D253]" office:value-type="float" office:value="4.09435050718704" calcext:value-type="float">
            <text:p>4,09435050718704</text:p>
          </table:table-cell>
          <table:table-cell table:formula="of:=[.D252]" office:value-type="float" office:value="500" calcext:value-type="float">
            <text:p>50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35" calcext:value-type="float">
            <text:p>35</text:p>
          </table:table-cell>
          <table:table-cell table:formula="of:=[.G2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(EXP(-([.B254]-[.F254])*([.B254]-[.F254]) / (2*[.G254]*[.G254])) + [.E254])*[.D254]" office:value-type="float" office:value="3.91658595047426" calcext:value-type="float">
            <text:p>3,91658595047426</text:p>
          </table:table-cell>
          <table:table-cell table:formula="of:=[.D253]" office:value-type="float" office:value="500" calcext:value-type="float">
            <text:p>50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35" calcext:value-type="float">
            <text:p>35</text:p>
          </table:table-cell>
          <table:table-cell table:formula="of:=[.G2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(EXP(-([.B255]-[.F255])*([.B255]-[.F255]) / (2*[.G255]*[.G255])) + [.E255])*[.D255]" office:value-type="float" office:value="3.74577488176768" calcext:value-type="float">
            <text:p>3,74577488176768</text:p>
          </table:table-cell>
          <table:table-cell table:formula="of:=[.D254]" office:value-type="float" office:value="500" calcext:value-type="float">
            <text:p>50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35" calcext:value-type="float">
            <text:p>35</text:p>
          </table:table-cell>
          <table:table-cell table:formula="of:=[.G2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(EXP(-([.B256]-[.F256])*([.B256]-[.F256]) / (2*[.G256]*[.G256])) + [.E256])*[.D256]" office:value-type="float" office:value="3.58168223545961" calcext:value-type="float">
            <text:p>3,58168223545961</text:p>
          </table:table-cell>
          <table:table-cell table:formula="of:=[.D255]" office:value-type="float" office:value="500" calcext:value-type="float">
            <text:p>50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35" calcext:value-type="float">
            <text:p>35</text:p>
          </table:table-cell>
          <table:table-cell table:formula="of:=[.G255]" office:value-type="float" office:value="70" calcext:value-type="float">
            <text:p>70</text:p>
          </table:table-cell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[.D2]-[.E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[.D3]-[.E3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[.D4]-[.E4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[.D5]-[.E5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[.D6]-[.E6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[.D7]-[.E7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[.D8]-[.E8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[.D9]-[.E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[.D10]-[.E10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[.D11]-[.E11]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[.D12]-[.E1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[.D13]-[.E1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[.D14]-[.E14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[.D15]-[.E15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[.D16]-[.E16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[.D17]-[.E17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[.D18]-[.E1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[.D19]-[.E1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[.D20]-[.E20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[.D21]-[.E21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[.D22]-[.E22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[.D23]-[.E23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[.D24]-[.E2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[.D25]-[.E2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[.D26]-[.E2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[.D27]-[.E27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[.D28]-[.E2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[.D29]-[.E2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[.D30]-[.E30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[.D31]-[.E31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[.D32]-[.E32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[.D33]-[.E33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[.D34]-[.E34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[.D35]-[.E3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[.D36]-[.E36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[.D37]-[.E37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[.D38]-[.E38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[.D39]-[.E3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[.D40]-[.E40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[.D41]-[.E41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[.D42]-[.E4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[.D43]-[.E4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[.D44]-[.E4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[.D45]-[.E4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[.D46]-[.E4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[.D47]-[.E47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[.D48]-[.E48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[.D49]-[.E49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[.D50]-[.E50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[.D51]-[.E51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[.D52]-[.E52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[.D53]-[.E53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[.D54]-[.E54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[.D55]-[.E55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[.D56]-[.E56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[.D57]-[.E57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[.D58]-[.E58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[.D59]-[.E59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[.D60]-[.E6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[.D61]-[.E61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[.D62]-[.E6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[.D63]-[.E63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[.D64]-[.E6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[.D65]-[.E6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[.D66]-[.E66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[.D67]-[.E6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[.D68]-[.E6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[.D69]-[.E69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[.D70]-[.E70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[.D71]-[.E71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[.D72]-[.E7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[.D73]-[.E73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[.D74]-[.E74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[.D75]-[.E75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[.D76]-[.E76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[.D77]-[.E77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[.D78]-[.E78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[.D79]-[.E79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[.D80]-[.E80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[.D81]-[.E81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[.D82]-[.E82]"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[.D83]-[.E83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[.D84]-[.E8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[.D85]-[.E85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[.D86]-[.E86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[.D87]-[.E87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[.D88]-[.E88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[.D89]-[.E89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[.D90]-[.E90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[.D91]-[.E91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[.D92]-[.E92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[.D93]-[.E93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[.D94]-[.E9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[.D95]-[.E95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[.D96]-[.E9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[.D97]-[.E97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[.D98]-[.E98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[.D99]-[.E99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[.D100]-[.E10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[.D101]-[.E101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[.D102]-[.E102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[.D103]-[.E10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[.D104]-[.E10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[.D105]-[.E105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[.D106]-[.E106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[.D107]-[.E107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[.D108]-[.E108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[.D109]-[.E10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[.D110]-[.E110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[.D111]-[.E111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[.D112]-[.E112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[.D113]-[.E113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[.D114]-[.E11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[.D115]-[.E11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[.D116]-[.E11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[.D117]-[.E117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[.D118]-[.E118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[.D119]-[.E119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[.D120]-[.E12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[.D121]-[.E121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[.D122]-[.E12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[.D123]-[.E123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[.D124]-[.E124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[.D125]-[.E125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[.D126]-[.E126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[.D127]-[.E127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[.D128]-[.E12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[.D129]-[.E129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[.D130]-[.E130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[.D131]-[.E131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[.D132]-[.E132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[.D133]-[.E133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[.D134]-[.E134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[.D135]-[.E135]"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[.D136]-[.E13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[.D137]-[.E137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[.D138]-[.E13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[.D139]-[.E139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[.D140]-[.E140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[.D141]-[.E141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[.D142]-[.E14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[.D143]-[.E143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[.D144]-[.E144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[.D145]-[.E145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[.D146]-[.E146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[.D147]-[.E147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[.D148]-[.E148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[.D149]-[.E149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[.D150]-[.E150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[.D151]-[.E151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[.D152]-[.E15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[.D153]-[.E153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[.D154]-[.E154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[.D155]-[.E155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[.D156]-[.E15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[.D157]-[.E157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[.D158]-[.E15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[.D159]-[.E15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[.D160]-[.E160]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[.D161]-[.E16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[.D162]-[.E16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[.D163]-[.E16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[.D164]-[.E164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[.D165]-[.E165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[.D166]-[.E16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[.D167]-[.E167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[.D168]-[.E168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[.D169]-[.E16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[.D170]-[.E17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[.D171]-[.E171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[.D172]-[.E172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[.D173]-[.E17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[.D174]-[.E174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[.D175]-[.E175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[.D176]-[.E176]"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[.D177]-[.E17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[.D178]-[.E178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[.D179]-[.E179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[.D180]-[.E180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[.D181]-[.E181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[.D182]-[.E18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[.D183]-[.E183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[.D184]-[.E184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[.D185]-[.E185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[.D186]-[.E18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[.D187]-[.E187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[.D188]-[.E188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[.D189]-[.E18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[.D190]-[.E190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[.D191]-[.E191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[.D192]-[.E19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[.D193]-[.E19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[.D194]-[.E194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[.D195]-[.E195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[.D196]-[.E196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[.D197]-[.E19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[.D198]-[.E198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[.D199]-[.E19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[.D200]-[.E200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[.D201]-[.E201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[.D202]-[.E202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[.D203]-[.E203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[.D204]-[.E204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[.D205]-[.E20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[.D206]-[.E206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[.D207]-[.E207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[.D208]-[.E20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[.D209]-[.E20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[.D210]-[.E210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[.D211]-[.E21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[.D212]-[.E212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[.D213]-[.E21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[.D214]-[.E214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[.D215]-[.E215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[.D216]-[.E216]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[.D217]-[.E217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[.D218]-[.E218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[.D219]-[.E219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[.D220]-[.E22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[.D221]-[.E221]"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[.D222]-[.E222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[.D223]-[.E223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[.D224]-[.E224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[.D225]-[.E225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[.D226]-[.E226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[.D227]-[.E227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[.D228]-[.E22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[.D229]-[.E229]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[.D230]-[.E23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[.D231]-[.E231]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[.D232]-[.E232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[.D233]-[.E233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[.D234]-[.E234]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[.D235]-[.E235]"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[.D236]-[.E236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[.D237]-[.E237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[.D238]-[.E238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[.D239]-[.E239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[.D240]-[.E240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[.D241]-[.E241]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[.D242]-[.E242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[.D243]-[.E243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[.D244]-[.E244]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[.D245]-[.E245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[.D246]-[.E24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[.D247]-[.E247]"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[.D248]-[.E248]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[.D249]-[.E249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[.D250]-[.E250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[.D251]-[.E251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[.D252]-[.E252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[.D253]-[.E253]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[.D254]-[.E254]"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[.D255]-[.E255]"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[.D256]-[.E256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Runs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Run #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X_G</text:p>
          </table:table-cell>
          <table:table-cell office:value-type="string" calcext:value-type="string">
            <text:p>G_ser</text:p>
          </table:table-cell>
          <table:table-cell table:style-name="Default" office:value-type="string" calcext:value-type="string">
            <text:p>time_ser</text:p>
          </table:table-cell>
          <table:table-cell office:value-type="string" calcext:value-type="string">
            <text:p>G_par</text:p>
          </table:table-cell>
          <table:table-cell table:style-name="Default" office:value-type="string" calcext:value-type="string">
            <text:p>time_pa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81" calcext:value-type="float">
            <text:p>781</text:p>
          </table:table-cell>
          <table:table-cell office:value-type="float" office:value="13.592" calcext:value-type="float">
            <text:p>13.592</text:p>
          </table:table-cell>
          <table:table-cell office:value-type="float" office:value="30" calcext:value-type="float">
            <text:p>30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46" calcext:value-type="float">
            <text:p>746</text:p>
          </table:table-cell>
          <table:table-cell office:value-type="float" office:value="12.98" calcext:value-type="float">
            <text:p>12.98</text:p>
          </table:table-cell>
          <table:table-cell office:value-type="float" office:value="35" calcext:value-type="float">
            <text:p>3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office:value-type="float" office:value="13.691" calcext:value-type="float">
            <text:p>13.691</text:p>
          </table:table-cell>
          <table:table-cell office:value-type="float" office:value="39" calcext:value-type="float">
            <text:p>39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88" calcext:value-type="float">
            <text:p>13.888</text:p>
          </table:table-cell>
          <table:table-cell office:value-type="float" office:value="34" calcext:value-type="float">
            <text:p>34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79" calcext:value-type="float">
            <text:p>779</text:p>
          </table:table-cell>
          <table:table-cell office:value-type="float" office:value="13.537" calcext:value-type="float">
            <text:p>13.537</text:p>
          </table:table-cell>
          <table:table-cell office:value-type="float" office:value="35" calcext:value-type="float">
            <text:p>35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33" calcext:value-type="float">
            <text:p>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48" calcext:value-type="float">
            <text:p>748</text:p>
          </table:table-cell>
          <table:table-cell office:value-type="float" office:value="13.005" calcext:value-type="float">
            <text:p>13.005</text:p>
          </table:table-cell>
          <table:table-cell office:value-type="float" office:value="42" calcext:value-type="float">
            <text:p>42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02" calcext:value-type="float">
            <text:p>13.902</text:p>
          </table:table-cell>
          <table:table-cell office:value-type="float" office:value="27" calcext:value-type="float">
            <text:p>2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91" calcext:value-type="float">
            <text:p>791</text:p>
          </table:table-cell>
          <table:table-cell office:value-type="float" office:value="13.755" calcext:value-type="float">
            <text:p>13.755</text:p>
          </table:table-cell>
          <table:table-cell/>
          <table:table-cell office:value-type="float" office:value="13.337" calcext:value-type="float">
            <text:p>13.3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07" calcext:value-type="float">
            <text:p>13.907</text:p>
          </table:table-cell>
          <table:table-cell office:value-type="float" office:value="27" calcext:value-type="float">
            <text:p>2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2" calcext:value-type="float">
            <text:p>13.892</text:p>
          </table:table-cell>
          <table:table-cell/>
          <table:table-cell office:value-type="float" office:value="13.353" calcext:value-type="float">
            <text:p>13.3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6" calcext:value-type="float">
            <text:p>13.896</text:p>
          </table:table-cell>
          <table:table-cell/>
          <table:table-cell office:value-type="float" office:value="13.233" calcext:value-type="float">
            <text:p>13.2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" calcext:value-type="float">
            <text:p>13.89</text:p>
          </table:table-cell>
          <table:table-cell office:value-type="float" office:value="23" calcext:value-type="float">
            <text:p>23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11" calcext:value-type="float">
            <text:p>13.911</text:p>
          </table:table-cell>
          <table:table-cell office:value-type="float" office:value="62" calcext:value-type="float">
            <text:p>62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95" calcext:value-type="float">
            <text:p>795</text:p>
          </table:table-cell>
          <table:table-cell office:value-type="float" office:value="13.869" calcext:value-type="float">
            <text:p>13.869</text:p>
          </table:table-cell>
          <table:table-cell/>
          <table:table-cell office:value-type="float" office:value="13.244" calcext:value-type="float">
            <text:p>13.24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49" calcext:value-type="float">
            <text:p>13.949</text:p>
          </table:table-cell>
          <table:table-cell office:value-type="float" office:value="43" calcext:value-type="float">
            <text:p>4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14" calcext:value-type="float">
            <text:p>13.914</text:p>
          </table:table-cell>
          <table:table-cell office:value-type="float" office:value="29" calcext:value-type="float">
            <text:p>29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763" calcext:value-type="float">
            <text:p>763</text:p>
          </table:table-cell>
          <table:table-cell office:value-type="float" office:value="13.262" calcext:value-type="float">
            <text:p>13.262</text:p>
          </table:table-cell>
          <table:table-cell office:value-type="float" office:value="43" calcext:value-type="float">
            <text:p>4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989" calcext:value-type="float">
            <text:p>13.989</text:p>
          </table:table-cell>
          <table:table-cell office:value-type="float" office:value="30" calcext:value-type="float">
            <text:p>30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3.899" calcext:value-type="float">
            <text:p>13.899</text:p>
          </table:table-cell>
          <table:table-cell/>
          <table:table-cell office:value-type="float" office:value="13.293" calcext:value-type="float">
            <text:p>13.2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g</text:p>
          </table:table-cell>
          <table:table-cell table:formula="of:=AVERAGE([.F2:.F21])" office:value-type="float" office:value="773.875" calcext:value-type="float">
            <text:p>773,875</text:p>
          </table:table-cell>
          <table:table-cell table:style-name="Default" table:formula="of:=AVERAGE([.G2:.G21])" office:value-type="float" office:value="13.7309" calcext:value-type="float">
            <text:p>13,7309</text:p>
          </table:table-cell>
          <table:table-cell table:formula="of:=AVERAGE([.H2:.H21])" office:value-type="float" office:value="35.4666666666667" calcext:value-type="float">
            <text:p>35,4666666666667</text:p>
          </table:table-cell>
          <table:table-cell table:style-name="Default" table:formula="of:=AVERAGE([.I2:.I21])" office:value-type="float" office:value="3.77445" calcext:value-type="float">
            <text:p>3,77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_suc</text:p>
          </table:table-cell>
          <table:table-cell/>
          <table:table-cell table:style-name="Default" table:formula="of:=SUM([.G2];[.G3];[.G4];[.G6];[.G8];[.G10];[.G16];[.G19])/8" office:value-type="float" office:value="13.461375" calcext:value-type="float">
            <text:p>13,461375</text:p>
          </table:table-cell>
          <table:table-cell/>
          <table:table-cell table:style-name="Default" table:formula="of:=SUM([.I2];[.I3];[.I4];[.I5];[.I6];[.I7];[.I8];[.I9];[.I11];[.I14];[.I15];[.I17];[.I18];[.I19];[.I20])/15" office:value-type="float" office:value="0.601933333333333" calcext:value-type="float">
            <text:p>0,60193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_fail</text:p>
          </table:table-cell>
          <table:table-cell/>
          <table:table-cell table:style-name="Default" table:formula="of:=SUM([.G5];[.G7];[.G9];[.G11];[.G12];[.G13];[.G14];[.G15];[.G17];[.G18];[.G20];[.G21])/12" office:value-type="float" office:value="13.9105833333333" calcext:value-type="float">
            <text:p>13,9105833333333</text:p>
          </table:table-cell>
          <table:table-cell/>
          <table:table-cell table:style-name="Default" table:formula="of:=SUM([.I10];[.I12];[.I13];[.I16];[.I21])/5" office:value-type="float" office:value="13.292" calcext:value-type="float">
            <text:p>13,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 style:data-style-name="N2" text:time-value="23:22:14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1-28T23:23:58.744000000</dc:date>
    <meta:editing-duration>PT2H15M24S</meta:editing-duration>
    <meta:editing-cycles>34</meta:editing-cycles>
    <meta:document-statistic meta:table-count="6" meta:cell-count="47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7.676cm" svg:y="3.457cm" style:legend-expansion="high" chart:style-name="ch2"/>
        <chart:plot-area chart:style-name="ch3" table:cell-range-address="'Distance fitness'.B2:'Distance fitness'.C256 Gauss.C2:Gauss.C256 'Custom fitness'.C2:'Custom fitness'.C256 'Bit difference fitness'.C2:'Bit difference fitness'.C256" chart:data-source-has-labels="row" svg:x="1.803cm" svg:y="0.18cm" svg:width="44.821cm" svg:height="7.665cm">
          <chartooo:coordinate-region svg:x="2.61cm" svg:y="0.38cm" svg:width="44.014cm" svg:height="6.818cm"/>
          <chart:axis chart:dimension="x" chart:name="primary-x" chart:style-name="ch4">
            <chart:title svg:x="22.171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Gauss.C2:Gauss.C256" loext:label-string="&quot;Distance fitness approx&quot;" chart:class="chart:scatter">
            <chart:domain table:cell-range-address="Gauss.B2:Gauss.B256"/>
            <chart:data-point chart:repeated="255"/>
          </chart:series>
          <chart:series chart:style-name="ch11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2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Distance fitness approx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Gauss.B2:Gauss.B256</svg:desc>
                </draw:g>
              </table:table-cell>
              <table:table-cell office:value-type="float" office:value="444.366163331585">
                <text:p>444.366163331585</text:p>
                <draw:g>
                  <svg:desc>Gauss.C2:Gauss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47">
                <text:p>47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444.366163331585">
                <text:p>444.366163331585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441.248451292298">
                <text:p>441.24845129229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438.063203617632">
                <text:p>438.063203617632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434.812203104609">
                <text:p>434.8122031046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31.497259605362">
                <text:p>431.49725960536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428.120208354651">
                <text:p>428.12020835465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424.682908284156">
                <text:p>424.68290828415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421.187240325712">
                <text:p>421.187240325712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417.635105705636">
                <text:p>417.635105705636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414.028424232301">
                <text:p>414.028424232301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410.369132579099">
                <text:p>410.369132579099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406.659182564923">
                <text:p>406.659182564923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02.900539434288">
                <text:p>402.900539434288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99.095180139192">
                <text:p>399.095180139192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95.245091624789">
                <text:p>395.24509162478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91.352269120934">
                <text:p>391.35226912093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387.418714441625">
                <text:p>387.418714441625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83.446434294329">
                <text:p>383.44643429432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79.437438601174">
                <text:p>379.43743860117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375.393738833907">
                <text:p>375.39373883390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1.317346364528">
                <text:p>371.317346364528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67.210270833429">
                <text:p>367.210270833429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3.074518536845">
                <text:p>363.074518536845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358.912090835374">
                <text:p>358.912090835374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54.724982585261">
                <text:p>354.72498258526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350.515180594106">
                <text:p>350.515180594106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46.284662102599">
                <text:p>346.28466210259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42.035393293814">
                <text:p>342.03539329381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37.769327831566">
                <text:p>337.769327831566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33.488405429237">
                <text:p>333.48840542923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29.194550450466">
                <text:p>329.19455045046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324.88967054298">
                <text:p>324.8896705429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20.575655306827">
                <text:p>320.57565530682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16.254374998185">
                <text:p>316.25437499818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11.927679269843">
                <text:p>311.92767926984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307.597395949426">
                <text:p>307.59739594942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03.265329856317">
                <text:p>303.26532985631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298.933261658189">
                <text:p>298.93326165818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94.602946768008">
                <text:p>294.6029467680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290.276114282244">
                <text:p>290.2761142822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285.954465961022">
                <text:p>285.95446596102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281.639675250827">
                <text:p>281.63967525082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277.333386350334">
                <text:p>277.333386350334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273.037213319855">
                <text:p>273.03721331985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268.752739234818">
                <text:p>268.75273923481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264.481515383654">
                <text:p>264.4815153836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260.225060510351">
                <text:p>260.22506051035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255.984860101917">
                <text:p>255.984860101917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251.762365720895">
                <text:p>251.762365720895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247.558994383012">
                <text:p>247.558994383012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243.376127979986">
                <text:p>243.376127979986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39.215112747453">
                <text:p>239.21511274745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235.077258777892">
                <text:p>235.077258777892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230.963839578396">
                <text:p>230.963839578396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226.876091673041">
                <text:p>226.876091673041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22.815214249586">
                <text:p>222.815214249586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18.782368850135">
                <text:p>218.782368850135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4.77867910537">
                <text:p>214.7786791053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10.805230511902">
                <text:p>210.805230511902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06.86307025222">
                <text:p>206.86307025222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02.953207056675">
                <text:p>202.953207056675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199.076611106906">
                <text:p>199.07661110690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195.234213980028">
                <text:p>195.234213980028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191.426908632898">
                <text:p>191.42690863289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187.6555494257">
                <text:p>187.6555494257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183.920952184066">
                <text:p>183.920952184066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180.223894298911">
                <text:p>180.223894298911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176.565114863109">
                <text:p>176.565114863109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172.945314844119">
                <text:p>172.945314844119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169.365157291624">
                <text:p>169.365157291624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165.82526757922">
                <text:p>165.82526757922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162.326233679175">
                <text:p>162.326233679175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158.868606469226">
                <text:p>158.86860646922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155.452900070381">
                <text:p>155.452900070381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152.079592214659">
                <text:p>152.0795922146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148.749124641691">
                <text:p>148.749124641691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145.461903523074">
                <text:p>145.4619035230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142.218299913367">
                <text:p>142.218299913367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139.018650226597">
                <text:p>139.018650226597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135.863256737133">
                <text:p>135.863256737133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132.752388103783">
                <text:p>132.752388103783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129.68627991596">
                <text:p>129.68627991596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126.665135260734">
                <text:p>126.665135260734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123.68912530964">
                <text:p>123.68912530964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120.758389924047">
                <text:p>120.758389924047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117.873038277932">
                <text:p>117.873038277932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115.033149496905">
                <text:p>115.03314949690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112.238773312313">
                <text:p>112.238773312313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109.489930729288">
                <text:p>109.489930729288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106.78661470757">
                <text:p>106.78661470757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104.128790854006">
                <text:p>104.128790854006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101.516398125569">
                <text:p>101.516398125569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98.9493495418073">
                <text:p>98.9493495418073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96.4275329056203">
                <text:p>96.4275329056203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93.9508115312824">
                <text:p>93.9508115312824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91.5190249786529">
                <text:p>91.519024978652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89.131989792524">
                <text:p>89.13198979252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86.7895002460845">
                <text:p>86.7895002460845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84.4913290874932">
                <text:p>84.4913290874932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82.2372282885775">
                <text:p>82.2372282885775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80.0269297946997">
                <text:p>80.0269297946997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77.8601462748522">
                <text:p>77.8601462748522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75.7365718710695">
                <text:p>75.7365718710695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73.655882946272">
                <text:p>73.655882946272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71.617738829679">
                <text:p>71.617738829679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.6217825589584">
                <text:p>69.6217825589584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67.6676416183063">
                <text:p>67.667641618306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65.7549286716783">
                <text:p>65.7549286716783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63.8832422904218">
                <text:p>63.883242290421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62.0521676745895">
                <text:p>62.0521676745895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60.2612773672412">
                <text:p>60.2612773672412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58.5101319610717">
                <text:p>58.5101319610717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56.7982807967322">
                <text:p>56.7982807967322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55.1252626522426">
                <text:p>55.1252626522426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53.4906064229217">
                <text:p>53.4906064229217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51.8938317912922">
                <text:p>51.8938317912922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50.3344498864489">
                <text:p>50.3344498864489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48.8119639324055">
                <text:p>48.8119639324055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47.3258698849694">
                <text:p>47.3258698849694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45.8756570567192">
                <text:p>45.8756570567192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44.4608087296932">
                <text:p>44.4608087296932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43.0808027554219">
                <text:p>43.0808027554219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41.7351121419723">
                <text:p>41.7351121419723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40.4232056276936">
                <text:p>40.4232056276936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39.1445482413887">
                <text:p>39.144548241388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37.8986018486577">
                <text:p>37.8986018486577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6.6848256841914">
                <text:p>36.684825684191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5.5026768698185">
                <text:p>35.5026768698185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4.3516109181331">
                <text:p>34.3516109181331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3.231082221561">
                <text:p>33.231082221561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2.1405445267426">
                <text:p>32.1405445267426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1.079451394138">
                <text:p>31.07945139413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30.0472566427827">
                <text:p>30.0472566427827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29.0434147801462">
                <text:p>29.0434147801462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28.0673814170669">
                <text:p>28.067381417066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27.1186136677593">
                <text:p>27.1186136677593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6.1965705349128">
                <text:p>26.1965705349128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25.3007132799158">
                <text:p>25.3007132799158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4.4305057782664">
                <text:p>24.4305057782664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23.5854148602428">
                <text:p>23.5854148602428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22.7649106369284">
                <text:p>22.7649106369284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21.9684668117037">
                <text:p>21.9684668117037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21.1955609773322">
                <text:p>21.1955609773322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0.445674898784">
                <text:p>20.445674898784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9.7182947819566">
                <text:p>19.7182947819566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9.0129115284651">
                <text:p>19.0129115284651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8.329020976689">
                <text:p>18.329020976689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7.666124129274">
                <text:p>17.66612412927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7.0237273672997">
                <text:p>17.0237273672997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6.4013426513366">
                <text:p>16.4013426513366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5.7984877096231">
                <text:p>15.7984877096231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5.214686213606">
                <text:p>15.214686213606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4.6494679410946">
                <text:p>14.6494679410946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4.1023689272885">
                <text:p>14.102368927288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3.572931603945">
                <text:p>13.572931603945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3.0607049269591">
                <text:p>13.0607049269591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.5652444926372">
                <text:p>12.5652444926372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.0861126429473">
                <text:p>12.0861126429473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1.6228785600365">
                <text:p>11.6228785600365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1.1751183503093">
                <text:p>11.1751183503093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0.7424151183628">
                <text:p>10.7424151183628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0.3243590310806">
                <text:p>10.3243590310806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9.92054737218514">
                <text:p>9.92054737218514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9.53058458755496">
                <text:p>9.5305845875549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9.15408232160959">
                <text:p>9.15408232160959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8.79065944506936">
                <text:p>8.79065944506936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8.43994207439495">
                <text:p>8.4399420743949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8.10156358321234">
                <text:p>8.10156358321234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7.77516460602748">
                <text:p>7.77516460602748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7.46039303453392">
                <text:p>7.46039303453392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7.15690400681466">
                <text:p>7.15690400681466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6.8643598897375">
                <text:p>6.8643598897375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6.58243025484047">
                <text:p>6.58243025484047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6.31079184800109">
                <text:p>6.31079184800109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6.04912855317993">
                <text:p>6.04912855317993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5.79713135052515">
                <text:p>5.7971313505251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5.55449826912115">
                <text:p>5.5544982691211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5.32093433465981">
                <text:p>5.32093433465981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5.09615151230858">
                <text:p>5.09615151230858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4.87986864504506">
                <text:p>4.87986864504506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4.67181138772234">
                <text:p>4.67181138772234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4.47171213712458">
                <text:p>4.47171213712458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4.27930995826677">
                <text:p>4.27930995826677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4.09435050718704">
                <text:p>4.09435050718704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.91658595047426">
                <text:p>3.91658595047426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.74577488176768">
                <text:p>3.74577488176768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.58168223545961">
                <text:p>3.5816822354596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26cm" svg:height="9.006cm" xlink:href=".." xlink:type="simple" chart:class="chart:scatter" chart:style-name="ch1">
        <chart:plot-area chart:style-name="ch2" table:cell-range-address="'Distance fitness'.B2:'Distance fitness'.C256" chart:data-source-has-labels="row" svg:x="1.415cm" svg:y="0.18cm" svg:width="31.147cm" svg:height="7.665cm">
          <chartooo:coordinate-region svg:x="2.222cm" svg:y="0.38cm" svg:width="30.34cm" svg:height="6.818cm"/>
          <chart:axis chart:dimension="x" chart:name="primary-x" chart:style-name="ch3">
            <chart:title svg:x="14.946cm" svg:y="8.025cm" chart:style-name="ch4">
              <text:p>Decimal value of 1-byte key</text:p>
            </chart:title>
          </chart:axis>
          <chart:axis chart:dimension="y" chart:name="primary-y" chart:style-name="ch5">
            <chart:title svg:x="0.451cm" svg:y="1.512cm" chart:style-name="ch6">
              <text:p>Fitness value</text:p>
            </chart:title>
            <chart:grid chart:style-name="ch7" chart:class="major"/>
          </chart:axis>
          <chart:series chart:style-name="ch8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8.126cm" svg:y="4.204cm" style:legend-expansion="high" chart:style-name="ch2"/>
        <chart:plot-area chart:style-name="ch3" table:cell-range-address="'Bit difference fitness'.B2:'Bit difference fitness'.C256" chart:data-source-has-labels="row" svg:x="1.803cm" svg:y="0.18cm" svg:width="45.271cm" svg:height="7.665cm">
          <chartooo:coordinate-region svg:x="2.424cm" svg:y="0.379cm" svg:width="44.65cm" svg:height="6.819cm"/>
          <chart:axis chart:dimension="x" chart:name="primary-x" chart:style-name="ch4">
            <chart:title svg:x="22.396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47">
                <text:p>47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